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style:font-name="Times New Roman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text-position="0% 100%" style:font-name="Times New 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language="fr" fo:country="FR" style:font-size-asian="10.5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size-asian="10.5pt"/>
    </style:style>
    <style:style style:name="T9" style:family="text">
      <style:text-properties style:text-position="0% 100%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Liberation Sans1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5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5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5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6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6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6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7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7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7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8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8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8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8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9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9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9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9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0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0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0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0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0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1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1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1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1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2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2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2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3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3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3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4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4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4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4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4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4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5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5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5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5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5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5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6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6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6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7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7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7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8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8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8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8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9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9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9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9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19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0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0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0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0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0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1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1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1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2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2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2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3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3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3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4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4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4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5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5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5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6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6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6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7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7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7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7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8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8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8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8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8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9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9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9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9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29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0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2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2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2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3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3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3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3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4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4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4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4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4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5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5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57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6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6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6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7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7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7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7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2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3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4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5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6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8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89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90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91" style:family="graphic">
      <style:graphic-properties draw:stroke="solid" draw:stroke-dash="Dashed_20__28_var_29__20_4" svg:stroke-width="0cm" svg:stroke-color="#000000" draw:marker-start="" draw:marker-start-width="0.199cm" draw:marker-start-center="false" draw:marker-end="Arrow" draw:marker-end-width="0.3cm" draw:marker-end-center="false" svg:stroke-opacity="100%" draw:fill="none" draw:fill-color="#729fcf" draw:opacity="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4cm" fo:min-width="0.2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5cm" fo:min-width="0.2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5cm" fo:min-width="0.2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5cm" fo:min-width="0.2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99cm" fo:min-width="0.2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2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2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7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8.232cm" fo:min-width="0.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false" fo:min-height="14.7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false" fo:min-height="0.95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false" fo:min-height="0.8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true" fo:min-height="0.882cm" fo:min-width="0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false" fo:min-height="0.88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6" style:family="graphic">
      <style:graphic-properties draw:stroke="solid" draw:stroke-dash="Dashed_20__28_var_29__20_4" svg:stroke-width="0.801cm" svg:stroke-color="#cc9900" draw:marker-start="" draw:marker-start-width="1.401cm" draw:marker-start-center="false" draw:marker-end="" draw:marker-end-width="1.401cm" draw:marker-end-center="false" svg:stroke-opacity="55%" draw:fill="none" draw:fill-color="#729fcf" draw:opacity="0%" draw:textarea-horizontal-align="justify" draw:textarea-vertical-align="middle" fo:padding-top="0.526cm" fo:padding-bottom="0.526cm" fo:padding-left="0.651cm" fo:padding-right="0.651cm" draw:shadow="hidden" draw:shadow-offset-x="0.199cm" draw:shadow-offset-y="0.199cm" draw:shadow-color="#808080" draw:shadow-opacity="0%" style:run-through="foreground"/>
    </style:style>
    <style:style style:name="gr477" style:family="graphic">
      <style:graphic-properties draw:stroke="solid" draw:stroke-dash="Dashed_20__28_var_29__20_4" svg:stroke-width="0.801cm" svg:stroke-color="#cc9900" draw:marker-start="" draw:marker-start-width="1.401cm" draw:marker-start-center="false" draw:marker-end="" draw:marker-end-width="1.401cm" draw:marker-end-center="false" svg:stroke-opacity="55%" draw:fill="none" draw:fill-color="#729fcf" draw:opacity="0%" draw:textarea-horizontal-align="justify" draw:textarea-vertical-align="middle" fo:padding-top="0.526cm" fo:padding-bottom="0.526cm" fo:padding-left="0.651cm" fo:padding-right="0.651cm" draw:shadow="hidden" draw:shadow-offset-x="0.199cm" draw:shadow-offset-y="0.199cm" draw:shadow-color="#808080" draw:shadow-opacity="0%" style:run-through="foreground"/>
    </style:style>
    <style:style style:name="gr478" style:family="graphic">
      <style:graphic-properties draw:stroke="solid" draw:stroke-dash="Dashed_20__28_var_29__20_4" svg:stroke-width="0.801cm" svg:stroke-color="#cc9900" draw:marker-start="" draw:marker-start-width="1.401cm" draw:marker-start-center="false" draw:marker-end="" draw:marker-end-width="1.401cm" draw:marker-end-center="false" svg:stroke-opacity="55%" draw:fill="none" draw:fill-color="#729fcf" draw:opacity="0%" draw:textarea-horizontal-align="justify" draw:textarea-vertical-align="middle" fo:padding-top="0.526cm" fo:padding-bottom="0.526cm" fo:padding-left="0.651cm" fo:padding-right="0.651cm" draw:shadow="hidden" draw:shadow-offset-x="0.199cm" draw:shadow-offset-y="0.199cm" draw:shadow-color="#808080" draw:shadow-opacity="0%" style:run-through="foreground"/>
    </style:style>
    <style:style style:name="gr4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svg:stroke-opacity="85%" draw:fill="none" draw:fill-color="#ffffff" draw:textarea-horizontal-align="left" draw:auto-grow-height="true" draw:auto-grow-width="false" fo:min-height="0.86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0" style:family="graphic">
      <style:graphic-properties draw:stroke="solid" draw:stroke-dash="Dash_20_1" svg:stroke-width="0.801cm" svg:stroke-color="#cc9900" draw:marker-start="" draw:marker-start-width="1.401cm" draw:marker-start-center="false" draw:marker-end="" draw:marker-end-width="1.401cm" draw:marker-end-center="false" svg:stroke-opacity="55%" draw:fill="none" draw:fill-color="#729fcf" draw:opacity="0%" draw:textarea-horizontal-align="justify" draw:textarea-vertical-align="middle" fo:padding-top="0.526cm" fo:padding-bottom="0.526cm" fo:padding-left="0.651cm" fo:padding-right="0.651cm" draw:shadow="hidden" draw:shadow-offset-x="0.199cm" draw:shadow-offset-y="0.199cm" draw:shadow-color="#808080" draw:shadow-opacity="0%" style:run-through="foreground"/>
    </style:style>
    <style:style style:name="gr481" style:family="graphic">
      <style:graphic-properties draw:stroke="solid" draw:stroke-dash="Dash_20_2" svg:stroke-width="0.801cm" svg:stroke-color="#cc9900" draw:marker-start="" draw:marker-start-width="1.401cm" draw:marker-start-center="false" draw:marker-end="" draw:marker-end-width="1.401cm" draw:marker-end-center="false" svg:stroke-opacity="55%" draw:fill="none" draw:fill-color="#729fcf" draw:opacity="0%" draw:textarea-horizontal-align="justify" draw:textarea-vertical-align="middle" fo:padding-top="0.526cm" fo:padding-bottom="0.526cm" fo:padding-left="0.651cm" fo:padding-right="0.651cm" draw:shadow="hidden" draw:shadow-offset-x="0.199cm" draw:shadow-offset-y="0.199cm" draw:shadow-color="#808080" draw:shadow-opacity="0%" style:run-through="foreground"/>
    </style:style>
    <style:style style:name="gr482" style:family="graphic">
      <style:graphic-properties draw:stroke="solid" draw:stroke-dash="Dash_20_3" svg:stroke-width="0.801cm" svg:stroke-color="#ff6600" draw:marker-start="" draw:marker-start-width="1.401cm" draw:marker-start-center="false" draw:marker-end="" draw:marker-end-width="1.401cm" draw:marker-end-center="false" svg:stroke-opacity="55%" draw:fill="none" draw:fill-color="#729fcf" draw:opacity="0%" draw:textarea-horizontal-align="justify" draw:textarea-vertical-align="middle" fo:padding-top="0.526cm" fo:padding-bottom="0.526cm" fo:padding-left="0.651cm" fo:padding-right="0.651cm" draw:shadow="hidden" draw:shadow-offset-x="0.199cm" draw:shadow-offset-y="0.199cm" draw:shadow-color="#808080" draw:shadow-opacity="0%" style:run-through="foreground"/>
    </style:style>
    <style:style style:name="gr483" style:family="graphic">
      <style:graphic-properties draw:stroke="solid" draw:stroke-dash="Dash_20_4" svg:stroke-width="0.801cm" svg:stroke-color="#ff6600" draw:marker-start="" draw:marker-start-width="1.401cm" draw:marker-start-center="false" draw:marker-end="" draw:marker-end-width="1.401cm" draw:marker-end-center="false" svg:stroke-opacity="55%" draw:fill="none" draw:fill-color="#729fcf" draw:opacity="0%" draw:textarea-horizontal-align="justify" draw:textarea-vertical-align="middle" fo:padding-top="0.526cm" fo:padding-bottom="0.526cm" fo:padding-left="0.651cm" fo:padding-right="0.651cm" draw:shadow="hidden" draw:shadow-offset-x="0.199cm" draw:shadow-offset-y="0.199cm" draw:shadow-color="#808080" draw:shadow-opacity="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-rendu mini projet ALGO &amp; C</text:p>
      <text:p text:style-name="P7"/>
      <text:p text:style-name="P8">Partie 1</text:p>
      <text:p text:style-name="P1"/>
      <text:p text:style-name="P2">Question 1.1</text:p>
      <text:p text:style-name="P9"><text:tab/><text:span text:style-name="T4">Un algorithme naîf consisterait <text:s/>à énumérer tous les alignements possibles entre les 2 <text:tab/>séquences de longueur d.</text:span></text:p>
      <text:p text:style-name="P2">Question 1.2</text:p>
      <text:p text:style-name="P1"><text:tab/>On supose que (x<text:span text:style-name="T8">m</text:span> ; y<text:span text:style-name="T8">n)</text:span> n’apartient pas a M et que xn et yn sont dans des paire de M.</text:p>
      <text:p text:style-name="P1"><text:tab/>Donc il existe 1&lt;i&lt;n-1 tel que (x<text:span text:style-name="T8">m</text:span> ; y<text:span text:style-name="T8">i</text:span>) appartient à M </text:p>
      <text:p text:style-name="P1"><text:tab/>De même, il existe 1&lt;j&lt;m-1 tel que (x<text:span text:style-name="T8">j</text:span> ; y<text:span text:style-name="T8">n</text:span>) appartienne a M</text:p>
      <text:p text:style-name="P1"><text:tab/><text:span text:style-name="T2">Hypothèse </text:span><text:span text:style-name="T2">de non croisement</text:span> :</text:p>
      <text:p text:style-name="P1"><text:tab/><text:tab/>si (x<text:span text:style-name="T8">i</text:span> ; y<text:span text:style-name="T8">j</text:span>) appartient à M et (x<text:span text:style-name="T8">i</text:span>’; y<text:span text:style-name="T8">i</text:span>’) <text:s/>appartient à M alors <text:s/>i&lt;i’ =&gt; j&lt;j’</text:p>
      <text:p text:style-name="P1"/>
      <text:p text:style-name="P1"><text:tab/>Donc comme j&lt;m alors n&lt;i ce qui est <text:span text:style-name="T4">absurde !!</text:span></text:p>
      <text:p text:style-name="P1"/>
      <text:p text:style-name="P1"><text:tab/>Ainsi, si (x<text:span text:style-name="T8">n</text:span> ; y<text:span text:style-name="T8">n</text:span>) n’apartient pas a M, alors soit x<text:span text:style-name="T8">m</text:span> OU y<text:span text:style-name="T8">n</text:span> n’apparait dans M.</text:p>
      <text:p text:style-name="P1"/>
      <text:p text:style-name="P1"/>
      <text:p text:style-name="P2"><text:span text:style-name="T6">Question 1.</text:span>3</text:p>
      <text:p text:style-name="P1"><text:tab/>Les quatre cas de figure à envisager sont :</text:p>
      <text:p text:style-name="P1"><text:tab/><text:tab/>- (x<text:span text:style-name="T8">m</text:span> ; y<text:span text:style-name="T8">n</text:span>) <text:s/>appartient à M.</text:p>
      <text:p text:style-name="P1"><text:tab/><text:tab/>- il existe 1&lt;k&lt;m tel que (x<text:span text:style-name="T8">k</text:span> ; y<text:span text:style-name="T8">n</text:span>) appartient à M, mais x<text:span text:style-name="T8">m</text:span> n’ <text:span text:style-name="T1">apparait</text:span> pas dans M.</text:p>
      <text:p text:style-name="P1"><text:tab/><text:tab/>- il existe 1&lt;p&lt;n tel que (x<text:span text:style-name="T8">m</text:span> ; y<text:span text:style-name="T8">p</text:span>) appartient à M, mais y<text:span text:style-name="T8">n</text:span> n’ <text:span text:style-name="T1">apparait</text:span> pas dans M.</text:p>
      <text:p text:style-name="P1"><text:tab/><text:tab/>- ni x<text:span text:style-name="T8">m</text:span> ni y<text:span text:style-name="T8">n</text:span> n’ <text:span text:style-name="T1">apparai</text:span><text:span text:style-name="T1">t</text:span> pas dans M.</text:p>
      <text:p text:style-name="P1"/>
      <text:p text:style-name="P2">Question 1.4</text:p>
      <text:p text:style-name="P1"><text:tab/>F(m , n) = min[ F(m-1 ; n-1) + δ(x<text:span text:style-name="T7">n </text:span><text:span text:style-name="T9">; </text:span>y<text:span text:style-name="T7">m</text:span>) <text:s/>; <text:s/>F(m-1 ; n) + δ(gap) <text:s/>; <text:s/>F(m ; n-1) + δ(gap) ]</text:p>
      <text:p text:style-name="P1"/>
      <text:p text:style-name="P2">Question 1.5</text:p>
      <text:p text:style-name="P1"><text:tab/>F(i , j) = min[ F(i-1 ; j-1) + δ(x<text:span text:style-name="T7">i</text:span> ; y<text:span text:style-name="T7">j</text:span>) <text:s/>, <text:s/>F(i-1 ; j) + δ(gap) <text:s/>, <text:s/>F(i ; j-1) + δ(gap) ]</text:p>
      <text:p text:style-name="P1"/>
      <text:p text:style-name="P2">Question 1.6</text:p>
      <text:p text:style-name="P1"><text:tab/>F(i , 0) = iδ(gap) car dans la séquence de taille i aucun des elements ne peut trouver de paire <text:tab/>dans la séquence de taille 0(ne contenant donc aucun element).</text:p>
      <text:p text:style-name="P1"/>
      <text:p text:style-name="P1"/>
      <text:p text:style-name="P2">Question 1.7</text:p>
      <text:p text:style-name="P1"><text:tab/><text:span text:style-name="T2">Algotithme de COUT1</text:span></text:p>
      <text:p text:style-name="P1"><text:tab/>Pour i <text:s/>allant de 0 a m :</text:p>
      <text:p text:style-name="P1"><text:tab/><text:tab/>F(i , 0) = i*δ(gap)</text:p>
      <text:p text:style-name="P1"><text:tab/>Pour j <text:s/>allant de 0 a n:</text:p>
      <text:p text:style-name="P1"><text:tab/><text:tab/>F(0 , j) = j*δ(gap)</text:p>
      <text:p text:style-name="P1"><text:tab/>Pour i <text:s/>allant de 1 a m:</text:p>
      <text:p text:style-name="P1"><text:tab/><text:tab/>Pour j <text:s/>allant de 1 a n:</text:p>
      <text:p text:style-name="P1"><text:tab/><text:tab/><text:tab/>F(i , j) = min[ F(i-1 , j-1) + δ(xi , yj) , F(i-1 , j) + δ(gap) , F(i , j-1) + δ(gap) ]</text:p>
      <text:p text:style-name="P1"><text:tab/>return F(m , n)</text:p>
      <text:p text:style-name="P1"><text:tab/></text:p>
      <text:p text:style-name="P1"><text:tab/>donc complexité en O(n*m) à justifier</text:p>
      <text:p text:style-name="P1"><text:soft-page-break/></text:p>
      <text:p text:style-name="P2"/>
      <text:p text:style-name="P1"><text:span text:style-name="T5">Question 1.</text:span><text:span text:style-name="T5">8</text:span></text:p>
      <text:p text:style-name="P1"><text:tab/><text:span text:style-name="T2">Algorithme de </text:span><text:span text:style-name="T3">SOL1:</text:span></text:p>
      <text:p text:style-name="P1"><text:tab/>Tant que ( i&gt;0 &amp;&amp; j&gt;0) </text:p>
      <text:p text:style-name="P1"><text:tab/><text:tab/>Si ( F(i , j) == F(i-1 , j-1) + δ(xi , yj) )</text:p>
      <text:p text:style-name="P1"><text:tab/><text:tab/><text:tab/>mettre (xi ; yj) dans M</text:p>
      <text:p text:style-name="P1"><text:tab/><text:tab/><text:tab/>i-- ;</text:p>
      <text:p text:style-name="P1"><text:tab/><text:tab/><text:tab/>j-- ;</text:p>
      <text:p text:style-name="P1"><text:tab/><text:tab/>Si ( F(i , j) == F(i-1 , j) + δ(gap) )</text:p>
      <text:p text:style-name="P1"><text:tab/><text:tab/><text:tab/>i-- ;</text:p>
      <text:p text:style-name="P1"><text:tab/><text:tab/>Si ( F(i , j) == F(i , j-1) + δ(gap) )</text:p>
      <text:p text:style-name="P1"><text:tab/><text:tab/><text:tab/>j-- ;</text:p>
      <text:p text:style-name="P1"/>
      <text:p text:style-name="P1"><text:tab/>donc complexité spatiale et temporelle en O(n ou m).</text:p>
      <text:p text:style-name="P1"/>
      <text:p text:style-name="P1"/>
      <text:p text:style-name="P9"/>
      <text:p text:style-name="P6">Partie 2</text:p>
      <text:p text:style-name="P9"/>
      <text:p text:style-name="P2">Question 2.1</text:p>
      <text:p text:style-name="P5"/>
      <text:p text:style-name="P6"/>
      <text:p text:style-name="P1"/>
      <text:p text:style-name="P1"/>
      <text:p text:style-name="P1"><draw:g text:anchor-type="paragraph" draw:z-index="0" draw:style-name="gr1"><draw:g draw:style-name="gr2"><draw:custom-shape draw:style-name="gr3" draw:text-style-name="P12" svg:width="1.401cm" svg:height="1.4cm" svg:x="3.247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4" draw:text-style-name="P12" svg:width="1.401cm" svg:height="1.4cm" svg:x="5.648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" draw:text-style-name="P12" svg:width="1.4cm" svg:height="1.4cm" svg:x="8.0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" draw:text-style-name="P12" svg:width="1.401cm" svg:height="1.4cm" svg:x="10.448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7" draw:text-style-name="P12" svg:width="1.401cm" svg:height="1.4cm" svg:x="12.748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8" draw:text-style-name="P12" svg:x1="4.648cm" svg:y1="2.567cm" svg:x2="5.748cm" svg:y2="2.567cm"><text:p/></draw:line><draw:line draw:style-name="gr9" draw:text-style-name="P12" svg:x1="7.148cm" svg:y1="2.567cm" svg:x2="8.148cm" svg:y2="2.567cm"><text:p/></draw:line><draw:line draw:style-name="gr10" draw:text-style-name="P12" svg:x1="9.448cm" svg:y1="2.567cm" svg:x2="10.548cm" svg:y2="2.567cm"><text:p/></draw:line><draw:line draw:style-name="gr11" draw:text-style-name="P12" svg:x1="11.848cm" svg:y1="2.567cm" svg:x2="12.848cm" svg:y2="2.567cm"><text:p/></draw:line><draw:custom-shape draw:style-name="gr12" draw:text-style-name="P12" svg:width="1.401cm" svg:height="1.401cm" svg:x="3.2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3" draw:text-style-name="P12" svg:width="1.4cm" svg:height="1.401cm" svg:x="5.65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4" draw:text-style-name="P12" svg:width="1.401cm" svg:height="1.401cm" svg:x="8.0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5" draw:text-style-name="P12" svg:width="1.401cm" svg:height="1.401cm" svg:x="10.4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6" draw:text-style-name="P12" svg:width="1.4cm" svg:height="1.401cm" svg:x="12.7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7" draw:text-style-name="P12" svg:x1="4.649cm" svg:y1="2.568cm" svg:x2="5.749cm" svg:y2="2.568cm"><text:p/></draw:line><draw:line draw:style-name="gr18" draw:text-style-name="P12" svg:x1="7.149cm" svg:y1="2.568cm" svg:x2="8.149cm" svg:y2="2.568cm"><text:p/></draw:line><draw:line draw:style-name="gr19" draw:text-style-name="P12" svg:x1="9.449cm" svg:y1="2.568cm" svg:x2="10.549cm" svg:y2="2.568cm"><text:p/></draw:line><draw:line draw:style-name="gr20" draw:text-style-name="P12" svg:x1="11.849cm" svg:y1="2.568cm" svg:x2="12.849cm" svg:y2="2.568cm"><text:p/></draw:line><draw:custom-shape draw:style-name="gr21" draw:text-style-name="P12" svg:width="1.401cm" svg:height="1.401cm" svg:x="3.2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2" draw:text-style-name="P12" svg:width="1.4cm" svg:height="1.401cm" svg:x="5.65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3" draw:text-style-name="P12" svg:width="1.401cm" svg:height="1.401cm" svg:x="8.0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4" draw:text-style-name="P12" svg:width="1.401cm" svg:height="1.401cm" svg:x="10.4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5" draw:text-style-name="P12" svg:width="1.4cm" svg:height="1.401cm" svg:x="12.7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6" draw:text-style-name="P12" svg:x1="4.649cm" svg:y1="2.568cm" svg:x2="5.749cm" svg:y2="2.568cm"><text:p/></draw:line><draw:line draw:style-name="gr27" draw:text-style-name="P12" svg:x1="7.149cm" svg:y1="2.568cm" svg:x2="8.149cm" svg:y2="2.568cm"><text:p/></draw:line><draw:line draw:style-name="gr28" draw:text-style-name="P12" svg:x1="9.449cm" svg:y1="2.568cm" svg:x2="10.549cm" svg:y2="2.568cm"><text:p/></draw:line><draw:line draw:style-name="gr29" draw:text-style-name="P12" svg:x1="11.849cm" svg:y1="2.568cm" svg:x2="12.849cm" svg:y2="2.568cm"><text:p/></draw:line><draw:custom-shape draw:style-name="gr30" draw:text-style-name="P12" svg:width="1.4cm" svg:height="1.401cm" svg:x="3.251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1" draw:text-style-name="P12" svg:width="1.401cm" svg:height="1.401cm" svg:x="5.65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2" draw:text-style-name="P12" svg:width="1.4cm" svg:height="1.401cm" svg:x="8.05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3" draw:text-style-name="P12" svg:width="1.401cm" svg:height="1.401cm" svg:x="10.449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4" draw:text-style-name="P12" svg:width="1.401cm" svg:height="1.401cm" svg:x="12.749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5" draw:text-style-name="P12" svg:x1="4.65cm" svg:y1="2.569cm" svg:x2="5.75cm" svg:y2="2.569cm"><text:p/></draw:line><draw:line draw:style-name="gr36" draw:text-style-name="P12" svg:x1="7.15cm" svg:y1="2.569cm" svg:x2="8.15cm" svg:y2="2.569cm"><text:p/></draw:line><draw:line draw:style-name="gr37" draw:text-style-name="P12" svg:x1="9.45cm" svg:y1="2.569cm" svg:x2="10.55cm" svg:y2="2.569cm"><text:p/></draw:line><draw:line draw:style-name="gr38" draw:text-style-name="P12" svg:x1="11.85cm" svg:y1="2.569cm" svg:x2="12.85cm" svg:y2="2.569cm"><text:p/></draw:line><draw:custom-shape draw:style-name="gr39" draw:text-style-name="P12" svg:width="1.401cm" svg:height="1.401cm" svg:x="3.2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40" draw:text-style-name="P12" svg:width="1.4cm" svg:height="1.401cm" svg:x="5.65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41" draw:text-style-name="P12" svg:width="1.401cm" svg:height="1.401cm" svg:x="8.0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42" draw:text-style-name="P12" svg:width="1.401cm" svg:height="1.401cm" svg:x="10.4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43" draw:text-style-name="P12" svg:width="1.4cm" svg:height="1.401cm" svg:x="12.7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44" draw:text-style-name="P12" svg:x1="4.649cm" svg:y1="2.568cm" svg:x2="5.749cm" svg:y2="2.568cm"><text:p/></draw:line><draw:line draw:style-name="gr45" draw:text-style-name="P12" svg:x1="7.149cm" svg:y1="2.568cm" svg:x2="8.149cm" svg:y2="2.568cm"><text:p/></draw:line><draw:line draw:style-name="gr46" draw:text-style-name="P12" svg:x1="9.449cm" svg:y1="2.568cm" svg:x2="10.549cm" svg:y2="2.568cm"><text:p/></draw:line><draw:line draw:style-name="gr47" draw:text-style-name="P12" svg:x1="11.849cm" svg:y1="2.568cm" svg:x2="12.849cm" svg:y2="2.568cm"><text:p/></draw:line><draw:custom-shape draw:style-name="gr48" draw:text-style-name="P12" svg:width="1.4cm" svg:height="1.401cm" svg:x="3.251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49" draw:text-style-name="P12" svg:width="1.401cm" svg:height="1.401cm" svg:x="5.65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0" draw:text-style-name="P12" svg:width="1.4cm" svg:height="1.401cm" svg:x="8.05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1" draw:text-style-name="P12" svg:width="1.401cm" svg:height="1.401cm" svg:x="10.449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2" draw:text-style-name="P12" svg:width="1.401cm" svg:height="1.401cm" svg:x="12.749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53" draw:text-style-name="P12" svg:x1="4.65cm" svg:y1="2.569cm" svg:x2="5.75cm" svg:y2="2.569cm"><text:p/></draw:line><draw:line draw:style-name="gr54" draw:text-style-name="P12" svg:x1="7.15cm" svg:y1="2.569cm" svg:x2="8.15cm" svg:y2="2.569cm"><text:p/></draw:line><draw:line draw:style-name="gr55" draw:text-style-name="P12" svg:x1="9.45cm" svg:y1="2.569cm" svg:x2="10.55cm" svg:y2="2.569cm"><text:p/></draw:line><draw:line draw:style-name="gr56" draw:text-style-name="P12" svg:x1="11.85cm" svg:y1="2.569cm" svg:x2="12.85cm" svg:y2="2.569cm"><text:p/></draw:line><draw:custom-shape draw:style-name="gr57" draw:text-style-name="P12" svg:width="1.4cm" svg:height="1.401cm" svg:x="3.251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8" draw:text-style-name="P12" svg:width="1.401cm" svg:height="1.401cm" svg:x="5.65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9" draw:text-style-name="P12" svg:width="1.4cm" svg:height="1.401cm" svg:x="8.05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0" draw:text-style-name="P12" svg:width="1.401cm" svg:height="1.401cm" svg:x="10.449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1" draw:text-style-name="P12" svg:width="1.401cm" svg:height="1.401cm" svg:x="12.749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62" draw:text-style-name="P12" svg:x1="4.65cm" svg:y1="2.569cm" svg:x2="5.75cm" svg:y2="2.569cm"><text:p/></draw:line><draw:line draw:style-name="gr63" draw:text-style-name="P12" svg:x1="7.15cm" svg:y1="2.569cm" svg:x2="8.15cm" svg:y2="2.569cm"><text:p/></draw:line><draw:line draw:style-name="gr64" draw:text-style-name="P12" svg:x1="9.45cm" svg:y1="2.569cm" svg:x2="10.55cm" svg:y2="2.569cm"><text:p/></draw:line><draw:line draw:style-name="gr65" draw:text-style-name="P12" svg:x1="11.85cm" svg:y1="2.569cm" svg:x2="12.85cm" svg:y2="2.569cm"><text:p/></draw:line><draw:custom-shape draw:style-name="gr66" draw:text-style-name="P12" svg:width="1.401cm" svg:height="1.401cm" svg:x="3.251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7" draw:text-style-name="P12" svg:width="1.4cm" svg:height="1.401cm" svg:x="5.651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8" draw:text-style-name="P12" svg:width="1.4cm" svg:height="1.4cm" svg:x="8.049cm" svg:y="1.86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9" draw:text-style-name="P12" svg:width="1.401cm" svg:height="1.401cm" svg:x="10.451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70" draw:text-style-name="P12" svg:width="1.401cm" svg:height="1.401cm" svg:x="12.751cm" svg:y="1.8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71" draw:text-style-name="P12" svg:x1="4.651cm" svg:y1="2.57cm" svg:x2="5.751cm" svg:y2="2.57cm"><text:p/></draw:line><draw:line draw:style-name="gr72" draw:text-style-name="P12" svg:x1="7.151cm" svg:y1="2.57cm" svg:x2="8.151cm" svg:y2="2.57cm"><text:p/></draw:line><draw:line draw:style-name="gr73" draw:text-style-name="P12" svg:x1="9.451cm" svg:y1="2.57cm" svg:x2="10.551cm" svg:y2="2.57cm"><text:p/></draw:line><draw:line draw:style-name="gr74" draw:text-style-name="P12" svg:x1="11.851cm" svg:y1="2.57cm" svg:x2="12.851cm" svg:y2="2.57cm"><text:p/></draw:line><draw:custom-shape draw:style-name="gr75" draw:text-style-name="P12" svg:width="1.401cm" svg:height="1.401cm" svg:x="3.247cm" svg:y="4.3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76" draw:text-style-name="P12" svg:width="1.401cm" svg:height="1.401cm" svg:x="5.648cm" svg:y="4.3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77" draw:text-style-name="P12" svg:width="1.4cm" svg:height="1.401cm" svg:x="8.049cm" svg:y="4.3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78" draw:text-style-name="P12" svg:width="1.401cm" svg:height="1.401cm" svg:x="10.448cm" svg:y="4.3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79" draw:text-style-name="P12" svg:width="1.401cm" svg:height="1.401cm" svg:x="12.748cm" svg:y="4.3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80" draw:text-style-name="P12" svg:x1="4.648cm" svg:y1="5.066cm" svg:x2="5.748cm" svg:y2="5.066cm"><text:p/></draw:line><draw:line draw:style-name="gr81" draw:text-style-name="P12" svg:x1="7.148cm" svg:y1="5.066cm" svg:x2="8.148cm" svg:y2="5.066cm"><text:p/></draw:line><draw:line draw:style-name="gr82" draw:text-style-name="P12" svg:x1="9.448cm" svg:y1="5.066cm" svg:x2="10.548cm" svg:y2="5.066cm"><text:p/></draw:line><draw:line draw:style-name="gr83" draw:text-style-name="P12" svg:x1="11.848cm" svg:y1="5.066cm" svg:x2="12.848cm" svg:y2="5.066cm"><text:p/></draw:line><draw:custom-shape draw:style-name="gr84" draw:text-style-name="P12" svg:width="1.401cm" svg:height="1.4cm" svg:x="3.2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85" draw:text-style-name="P12" svg:width="1.4cm" svg:height="1.4cm" svg:x="5.6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86" draw:text-style-name="P12" svg:width="1.401cm" svg:height="1.4cm" svg:x="8.0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87" draw:text-style-name="P12" svg:width="1.401cm" svg:height="1.4cm" svg:x="10.4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88" draw:text-style-name="P12" svg:width="1.4cm" svg:height="1.4cm" svg:x="12.7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89" draw:text-style-name="P12" svg:x1="4.649cm" svg:y1="5.067cm" svg:x2="5.749cm" svg:y2="5.067cm"><text:p/></draw:line><draw:line draw:style-name="gr90" draw:text-style-name="P12" svg:x1="7.149cm" svg:y1="5.067cm" svg:x2="8.149cm" svg:y2="5.067cm"><text:p/></draw:line><draw:line draw:style-name="gr91" draw:text-style-name="P12" svg:x1="9.449cm" svg:y1="5.067cm" svg:x2="10.549cm" svg:y2="5.067cm"><text:p/></draw:line><draw:line draw:style-name="gr92" draw:text-style-name="P12" svg:x1="11.849cm" svg:y1="5.067cm" svg:x2="12.849cm" svg:y2="5.067cm"><text:p/></draw:line><draw:custom-shape draw:style-name="gr93" draw:text-style-name="P12" svg:width="1.401cm" svg:height="1.4cm" svg:x="3.2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94" draw:text-style-name="P12" svg:width="1.4cm" svg:height="1.4cm" svg:x="5.6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95" draw:text-style-name="P12" svg:width="1.401cm" svg:height="1.4cm" svg:x="8.0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96" draw:text-style-name="P12" svg:width="1.401cm" svg:height="1.4cm" svg:x="10.4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97" draw:text-style-name="P12" svg:width="1.4cm" svg:height="1.4cm" svg:x="12.7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98" draw:text-style-name="P12" svg:x1="4.649cm" svg:y1="5.067cm" svg:x2="5.749cm" svg:y2="5.067cm"><text:p/></draw:line><draw:line draw:style-name="gr99" draw:text-style-name="P12" svg:x1="7.149cm" svg:y1="5.067cm" svg:x2="8.149cm" svg:y2="5.067cm"><text:p/></draw:line><draw:line draw:style-name="gr100" draw:text-style-name="P12" svg:x1="9.449cm" svg:y1="5.067cm" svg:x2="10.549cm" svg:y2="5.067cm"><text:p/></draw:line><draw:line draw:style-name="gr101" draw:text-style-name="P12" svg:x1="11.849cm" svg:y1="5.067cm" svg:x2="12.849cm" svg:y2="5.067cm"><text:p/></draw:line><draw:custom-shape draw:style-name="gr102" draw:text-style-name="P12" svg:width="1.4cm" svg:height="1.401cm" svg:x="3.251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03" draw:text-style-name="P12" svg:width="1.401cm" svg:height="1.401cm" svg:x="5.6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04" draw:text-style-name="P12" svg:width="1.4cm" svg:height="1.401cm" svg:x="8.0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05" draw:text-style-name="P12" svg:width="1.401cm" svg:height="1.401cm" svg:x="10.4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06" draw:text-style-name="P12" svg:width="1.401cm" svg:height="1.401cm" svg:x="12.7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07" draw:text-style-name="P12" svg:x1="4.65cm" svg:y1="5.069cm" svg:x2="5.75cm" svg:y2="5.069cm"><text:p/></draw:line><draw:line draw:style-name="gr108" draw:text-style-name="P12" svg:x1="7.15cm" svg:y1="5.069cm" svg:x2="8.15cm" svg:y2="5.069cm"><text:p/></draw:line><draw:line draw:style-name="gr109" draw:text-style-name="P12" svg:x1="9.45cm" svg:y1="5.069cm" svg:x2="10.55cm" svg:y2="5.069cm"><text:p/></draw:line><draw:line draw:style-name="gr110" draw:text-style-name="P12" svg:x1="11.85cm" svg:y1="5.069cm" svg:x2="12.85cm" svg:y2="5.069cm"><text:p/></draw:line><draw:custom-shape draw:style-name="gr111" draw:text-style-name="P12" svg:width="1.401cm" svg:height="1.4cm" svg:x="3.2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12" draw:text-style-name="P12" svg:width="1.4cm" svg:height="1.4cm" svg:x="5.6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13" draw:text-style-name="P12" svg:width="1.401cm" svg:height="1.4cm" svg:x="8.0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14" draw:text-style-name="P12" svg:width="1.401cm" svg:height="1.4cm" svg:x="10.4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15" draw:text-style-name="P12" svg:width="1.4cm" svg:height="1.4cm" svg:x="12.7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16" draw:text-style-name="P12" svg:x1="4.649cm" svg:y1="5.067cm" svg:x2="5.749cm" svg:y2="5.067cm"><text:p/></draw:line><draw:line draw:style-name="gr117" draw:text-style-name="P12" svg:x1="7.149cm" svg:y1="5.067cm" svg:x2="8.149cm" svg:y2="5.067cm"><text:p/></draw:line><draw:line draw:style-name="gr118" draw:text-style-name="P12" svg:x1="9.449cm" svg:y1="5.067cm" svg:x2="10.549cm" svg:y2="5.067cm"><text:p/></draw:line><draw:line draw:style-name="gr119" draw:text-style-name="P12" svg:x1="11.849cm" svg:y1="5.067cm" svg:x2="12.849cm" svg:y2="5.067cm"><text:p/></draw:line><draw:custom-shape draw:style-name="gr120" draw:text-style-name="P12" svg:width="1.4cm" svg:height="1.401cm" svg:x="3.251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21" draw:text-style-name="P12" svg:width="1.401cm" svg:height="1.401cm" svg:x="5.6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22" draw:text-style-name="P12" svg:width="1.4cm" svg:height="1.401cm" svg:x="8.0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23" draw:text-style-name="P12" svg:width="1.401cm" svg:height="1.401cm" svg:x="10.4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24" draw:text-style-name="P12" svg:width="1.401cm" svg:height="1.401cm" svg:x="12.7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25" draw:text-style-name="P12" svg:x1="4.65cm" svg:y1="5.069cm" svg:x2="5.75cm" svg:y2="5.069cm"><text:p/></draw:line><draw:line draw:style-name="gr126" draw:text-style-name="P12" svg:x1="7.15cm" svg:y1="5.069cm" svg:x2="8.15cm" svg:y2="5.069cm"><text:p/></draw:line><draw:line draw:style-name="gr127" draw:text-style-name="P12" svg:x1="9.45cm" svg:y1="5.069cm" svg:x2="10.55cm" svg:y2="5.069cm"><text:p/></draw:line><draw:line draw:style-name="gr128" draw:text-style-name="P12" svg:x1="11.85cm" svg:y1="5.069cm" svg:x2="12.85cm" svg:y2="5.069cm"><text:p/></draw:line><draw:custom-shape draw:style-name="gr129" draw:text-style-name="P12" svg:width="1.4cm" svg:height="1.401cm" svg:x="3.251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30" draw:text-style-name="P12" svg:width="1.401cm" svg:height="1.401cm" svg:x="5.6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31" draw:text-style-name="P12" svg:width="1.4cm" svg:height="1.401cm" svg:x="8.05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32" draw:text-style-name="P12" svg:width="1.401cm" svg:height="1.401cm" svg:x="10.4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33" draw:text-style-name="P12" svg:width="1.401cm" svg:height="1.401cm" svg:x="12.749cm" svg:y="4.3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34" draw:text-style-name="P12" svg:x1="4.65cm" svg:y1="5.069cm" svg:x2="5.75cm" svg:y2="5.069cm"><text:p/></draw:line><draw:line draw:style-name="gr135" draw:text-style-name="P12" svg:x1="7.15cm" svg:y1="5.069cm" svg:x2="8.15cm" svg:y2="5.069cm"><text:p/></draw:line><draw:line draw:style-name="gr136" draw:text-style-name="P12" svg:x1="9.45cm" svg:y1="5.069cm" svg:x2="10.55cm" svg:y2="5.069cm"><text:p/></draw:line><draw:line draw:style-name="gr137" draw:text-style-name="P12" svg:x1="11.85cm" svg:y1="5.069cm" svg:x2="12.85cm" svg:y2="5.069cm"><text:p/></draw:line><draw:custom-shape draw:style-name="gr138" draw:text-style-name="P12" svg:width="1.401cm" svg:height="1.4cm" svg:x="3.251cm" svg:y="4.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39" draw:text-style-name="P12" svg:width="1.4cm" svg:height="1.4cm" svg:x="5.651cm" svg:y="4.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40" draw:text-style-name="P12" svg:width="1.4cm" svg:height="1.401cm" svg:x="8.049cm" svg:y="4.3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41" draw:text-style-name="P12" svg:width="1.401cm" svg:height="1.4cm" svg:x="10.451cm" svg:y="4.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42" draw:text-style-name="P12" svg:width="1.401cm" svg:height="1.4cm" svg:x="12.751cm" svg:y="4.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43" draw:text-style-name="P12" svg:x1="4.651cm" svg:y1="5.07cm" svg:x2="5.751cm" svg:y2="5.07cm"><text:p/></draw:line><draw:line draw:style-name="gr144" draw:text-style-name="P12" svg:x1="7.151cm" svg:y1="5.07cm" svg:x2="8.151cm" svg:y2="5.07cm"><text:p/></draw:line><draw:line draw:style-name="gr145" draw:text-style-name="P12" svg:x1="9.451cm" svg:y1="5.07cm" svg:x2="10.551cm" svg:y2="5.07cm"><text:p/></draw:line><draw:line draw:style-name="gr146" draw:text-style-name="P12" svg:x1="11.851cm" svg:y1="5.07cm" svg:x2="12.851cm" svg:y2="5.07cm"><text:p/></draw:line><draw:line draw:style-name="gr147" draw:text-style-name="P12" svg:x1="3.948cm" svg:y1="3.266cm" svg:x2="3.948cm" svg:y2="4.366cm"><text:p/></draw:line><draw:line draw:style-name="gr148" draw:text-style-name="P12" svg:x1="6.348cm" svg:y1="3.266cm" svg:x2="6.348cm" svg:y2="4.466cm"><text:p/></draw:line><draw:line draw:style-name="gr149" draw:text-style-name="P12" svg:x1="8.748cm" svg:y1="3.367cm" svg:x2="8.748cm" svg:y2="4.467cm"><text:p/></draw:line><draw:line draw:style-name="gr150" draw:text-style-name="P12" svg:x1="11.148cm" svg:y1="3.266cm" svg:x2="11.148cm" svg:y2="4.466cm"><text:p/></draw:line><draw:line draw:style-name="gr151" draw:text-style-name="P12" svg:x1="13.448cm" svg:y1="3.266cm" svg:x2="13.448cm" svg:y2="4.466cm"><text:p/></draw:line><draw:line draw:style-name="gr152" draw:text-style-name="P12" svg:x1="4.448cm" svg:y1="3.067cm" svg:x2="5.948cm" svg:y2="4.667cm"><text:p/></draw:line><draw:line draw:style-name="gr153" draw:text-style-name="P12" svg:x1="6.848cm" svg:y1="3.067cm" svg:x2="8.348cm" svg:y2="4.667cm"><text:p/></draw:line><draw:line draw:style-name="gr154" draw:text-style-name="P12" svg:x1="9.248cm" svg:y1="3.067cm" svg:x2="10.748cm" svg:y2="4.667cm"><text:p/></draw:line><draw:line draw:style-name="gr155" draw:text-style-name="P12" svg:x1="11.648cm" svg:y1="3.067cm" svg:x2="13.148cm" svg:y2="4.667cm"><text:p/></draw:line><draw:custom-shape draw:style-name="gr156" draw:text-style-name="P12" svg:width="1.401cm" svg:height="1.401cm" svg:x="3.247cm" svg:y="7.0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57" draw:text-style-name="P12" svg:width="1.401cm" svg:height="1.401cm" svg:x="5.648cm" svg:y="7.0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58" draw:text-style-name="P12" svg:width="1.4cm" svg:height="1.401cm" svg:x="8.049cm" svg:y="7.0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59" draw:text-style-name="P12" svg:width="1.401cm" svg:height="1.401cm" svg:x="10.448cm" svg:y="7.0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60" draw:text-style-name="P12" svg:width="1.401cm" svg:height="1.401cm" svg:x="12.748cm" svg:y="7.0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61" draw:text-style-name="P12" svg:x1="4.648cm" svg:y1="7.763cm" svg:x2="5.748cm" svg:y2="7.763cm"><text:p/></draw:line><draw:line draw:style-name="gr162" draw:text-style-name="P12" svg:x1="7.148cm" svg:y1="7.763cm" svg:x2="8.148cm" svg:y2="7.763cm"><text:p/></draw:line><draw:line draw:style-name="gr163" draw:text-style-name="P12" svg:x1="9.448cm" svg:y1="7.763cm" svg:x2="10.548cm" svg:y2="7.763cm"><text:p/></draw:line><draw:line draw:style-name="gr164" draw:text-style-name="P12" svg:x1="11.848cm" svg:y1="7.763cm" svg:x2="12.848cm" svg:y2="7.763cm"><text:p/></draw:line><draw:custom-shape draw:style-name="gr165" draw:text-style-name="P12" svg:width="1.401cm" svg:height="1.4cm" svg:x="3.2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66" draw:text-style-name="P12" svg:width="1.4cm" svg:height="1.4cm" svg:x="5.6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67" draw:text-style-name="P12" svg:width="1.401cm" svg:height="1.4cm" svg:x="8.0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68" draw:text-style-name="P12" svg:width="1.401cm" svg:height="1.4cm" svg:x="10.4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69" draw:text-style-name="P12" svg:width="1.4cm" svg:height="1.4cm" svg:x="12.7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70" draw:text-style-name="P12" svg:x1="4.649cm" svg:y1="7.764cm" svg:x2="5.749cm" svg:y2="7.764cm"><text:p/></draw:line><draw:line draw:style-name="gr171" draw:text-style-name="P12" svg:x1="7.149cm" svg:y1="7.764cm" svg:x2="8.149cm" svg:y2="7.764cm"><text:p/></draw:line><draw:line draw:style-name="gr172" draw:text-style-name="P12" svg:x1="9.449cm" svg:y1="7.764cm" svg:x2="10.549cm" svg:y2="7.764cm"><text:p/></draw:line><draw:line draw:style-name="gr173" draw:text-style-name="P12" svg:x1="11.849cm" svg:y1="7.764cm" svg:x2="12.849cm" svg:y2="7.764cm"><text:p/></draw:line><draw:custom-shape draw:style-name="gr174" draw:text-style-name="P12" svg:width="1.401cm" svg:height="1.4cm" svg:x="3.2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75" draw:text-style-name="P12" svg:width="1.4cm" svg:height="1.4cm" svg:x="5.6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76" draw:text-style-name="P12" svg:width="1.401cm" svg:height="1.4cm" svg:x="8.0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77" draw:text-style-name="P12" svg:width="1.401cm" svg:height="1.4cm" svg:x="10.4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78" draw:text-style-name="P12" svg:width="1.4cm" svg:height="1.4cm" svg:x="12.7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79" draw:text-style-name="P12" svg:x1="4.649cm" svg:y1="7.764cm" svg:x2="5.749cm" svg:y2="7.764cm"><text:p/></draw:line><draw:line draw:style-name="gr180" draw:text-style-name="P12" svg:x1="7.149cm" svg:y1="7.764cm" svg:x2="8.149cm" svg:y2="7.764cm"><text:p/></draw:line><draw:line draw:style-name="gr181" draw:text-style-name="P12" svg:x1="9.449cm" svg:y1="7.764cm" svg:x2="10.549cm" svg:y2="7.764cm"><text:p/></draw:line><draw:line draw:style-name="gr182" draw:text-style-name="P12" svg:x1="11.849cm" svg:y1="7.764cm" svg:x2="12.849cm" svg:y2="7.764cm"><text:p/></draw:line><draw:custom-shape draw:style-name="gr183" draw:text-style-name="P12" svg:width="1.4cm" svg:height="1.401cm" svg:x="3.251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84" draw:text-style-name="P12" svg:width="1.401cm" svg:height="1.401cm" svg:x="5.6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85" draw:text-style-name="P12" svg:width="1.4cm" svg:height="1.401cm" svg:x="8.0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86" draw:text-style-name="P12" svg:width="1.401cm" svg:height="1.401cm" svg:x="10.4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87" draw:text-style-name="P12" svg:width="1.401cm" svg:height="1.401cm" svg:x="12.7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88" draw:text-style-name="P12" svg:x1="4.65cm" svg:y1="7.766cm" svg:x2="5.75cm" svg:y2="7.766cm"><text:p/></draw:line><draw:line draw:style-name="gr189" draw:text-style-name="P12" svg:x1="7.15cm" svg:y1="7.766cm" svg:x2="8.15cm" svg:y2="7.766cm"><text:p/></draw:line><draw:line draw:style-name="gr190" draw:text-style-name="P12" svg:x1="9.45cm" svg:y1="7.766cm" svg:x2="10.55cm" svg:y2="7.766cm"><text:p/></draw:line><draw:line draw:style-name="gr191" draw:text-style-name="P12" svg:x1="11.85cm" svg:y1="7.766cm" svg:x2="12.85cm" svg:y2="7.766cm"><text:p/></draw:line><draw:custom-shape draw:style-name="gr192" draw:text-style-name="P12" svg:width="1.401cm" svg:height="1.4cm" svg:x="3.2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93" draw:text-style-name="P12" svg:width="1.4cm" svg:height="1.4cm" svg:x="5.6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94" draw:text-style-name="P12" svg:width="1.401cm" svg:height="1.4cm" svg:x="8.0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95" draw:text-style-name="P12" svg:width="1.401cm" svg:height="1.4cm" svg:x="10.4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96" draw:text-style-name="P12" svg:width="1.4cm" svg:height="1.4cm" svg:x="12.7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97" draw:text-style-name="P12" svg:x1="4.649cm" svg:y1="7.764cm" svg:x2="5.749cm" svg:y2="7.764cm"><text:p/></draw:line><draw:line draw:style-name="gr198" draw:text-style-name="P12" svg:x1="7.149cm" svg:y1="7.764cm" svg:x2="8.149cm" svg:y2="7.764cm"><text:p/></draw:line><draw:line draw:style-name="gr199" draw:text-style-name="P12" svg:x1="9.449cm" svg:y1="7.764cm" svg:x2="10.549cm" svg:y2="7.764cm"><text:p/></draw:line><draw:line draw:style-name="gr200" draw:text-style-name="P12" svg:x1="11.849cm" svg:y1="7.764cm" svg:x2="12.849cm" svg:y2="7.764cm"><text:p/></draw:line><draw:custom-shape draw:style-name="gr201" draw:text-style-name="P12" svg:width="1.4cm" svg:height="1.401cm" svg:x="3.251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02" draw:text-style-name="P12" svg:width="1.401cm" svg:height="1.401cm" svg:x="5.6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03" draw:text-style-name="P12" svg:width="1.4cm" svg:height="1.401cm" svg:x="8.0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04" draw:text-style-name="P12" svg:width="1.401cm" svg:height="1.401cm" svg:x="10.4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05" draw:text-style-name="P12" svg:width="1.401cm" svg:height="1.401cm" svg:x="12.7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06" draw:text-style-name="P12" svg:x1="4.65cm" svg:y1="7.766cm" svg:x2="5.75cm" svg:y2="7.766cm"><text:p/></draw:line><draw:line draw:style-name="gr207" draw:text-style-name="P12" svg:x1="7.15cm" svg:y1="7.766cm" svg:x2="8.15cm" svg:y2="7.766cm"><text:p/></draw:line><draw:line draw:style-name="gr208" draw:text-style-name="P12" svg:x1="9.45cm" svg:y1="7.766cm" svg:x2="10.55cm" svg:y2="7.766cm"><text:p/></draw:line><draw:line draw:style-name="gr209" draw:text-style-name="P12" svg:x1="11.85cm" svg:y1="7.766cm" svg:x2="12.85cm" svg:y2="7.766cm"><text:p/></draw:line><draw:custom-shape draw:style-name="gr210" draw:text-style-name="P12" svg:width="1.4cm" svg:height="1.401cm" svg:x="3.251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11" draw:text-style-name="P12" svg:width="1.401cm" svg:height="1.401cm" svg:x="5.6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12" draw:text-style-name="P12" svg:width="1.4cm" svg:height="1.401cm" svg:x="8.05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13" draw:text-style-name="P12" svg:width="1.401cm" svg:height="1.401cm" svg:x="10.4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14" draw:text-style-name="P12" svg:width="1.401cm" svg:height="1.401cm" svg:x="12.749cm" svg:y="7.06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15" draw:text-style-name="P12" svg:x1="4.65cm" svg:y1="7.766cm" svg:x2="5.75cm" svg:y2="7.766cm"><text:p/></draw:line><draw:line draw:style-name="gr216" draw:text-style-name="P12" svg:x1="7.15cm" svg:y1="7.766cm" svg:x2="8.15cm" svg:y2="7.766cm"><text:p/></draw:line><draw:line draw:style-name="gr217" draw:text-style-name="P12" svg:x1="9.45cm" svg:y1="7.766cm" svg:x2="10.55cm" svg:y2="7.766cm"><text:p/></draw:line><draw:line draw:style-name="gr218" draw:text-style-name="P12" svg:x1="11.85cm" svg:y1="7.766cm" svg:x2="12.85cm" svg:y2="7.766cm"><text:p/></draw:line><draw:custom-shape draw:style-name="gr219" draw:text-style-name="P12" svg:width="1.401cm" svg:height="1.4cm" svg:x="3.247cm" svg:y="7.0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20" draw:text-style-name="P12" svg:width="1.4cm" svg:height="1.4cm" svg:x="5.651cm" svg:y="7.0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21" draw:text-style-name="P12" svg:width="1.4cm" svg:height="1.401cm" svg:x="8.049cm" svg:y="7.06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22" draw:text-style-name="P12" svg:width="1.401cm" svg:height="1.4cm" svg:x="10.451cm" svg:y="7.0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23" draw:text-style-name="P12" svg:width="1.401cm" svg:height="1.4cm" svg:x="12.748cm" svg:y="7.0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24" draw:text-style-name="P12" svg:x1="4.651cm" svg:y1="7.767cm" svg:x2="5.751cm" svg:y2="7.767cm"><text:p/></draw:line><draw:line draw:style-name="gr225" draw:text-style-name="P12" svg:x1="7.151cm" svg:y1="7.767cm" svg:x2="8.151cm" svg:y2="7.767cm"><text:p/></draw:line><draw:line draw:style-name="gr226" draw:text-style-name="P12" svg:x1="9.451cm" svg:y1="7.767cm" svg:x2="10.551cm" svg:y2="7.767cm"><text:p/></draw:line><draw:line draw:style-name="gr227" draw:text-style-name="P12" svg:x1="11.851cm" svg:y1="7.767cm" svg:x2="12.851cm" svg:y2="7.767cm"><text:p/></draw:line><draw:custom-shape draw:style-name="gr228" draw:text-style-name="P12" svg:width="1.401cm" svg:height="1.401cm" svg:x="3.247cm" svg:y="9.56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29" draw:text-style-name="P12" svg:width="1.401cm" svg:height="1.401cm" svg:x="5.648cm" svg:y="9.56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30" draw:text-style-name="P12" svg:width="1.4cm" svg:height="1.401cm" svg:x="8.049cm" svg:y="9.56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31" draw:text-style-name="P12" svg:width="1.401cm" svg:height="1.401cm" svg:x="10.448cm" svg:y="9.56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32" draw:text-style-name="P12" svg:width="1.401cm" svg:height="1.401cm" svg:x="12.748cm" svg:y="9.56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33" draw:text-style-name="P12" svg:x1="4.648cm" svg:y1="10.264cm" svg:x2="5.748cm" svg:y2="10.264cm"><text:p/></draw:line><draw:line draw:style-name="gr234" draw:text-style-name="P12" svg:x1="7.148cm" svg:y1="10.264cm" svg:x2="8.148cm" svg:y2="10.264cm"><text:p/></draw:line><draw:line draw:style-name="gr235" draw:text-style-name="P12" svg:x1="9.448cm" svg:y1="10.264cm" svg:x2="10.548cm" svg:y2="10.264cm"><text:p/></draw:line><draw:line draw:style-name="gr236" draw:text-style-name="P12" svg:x1="11.848cm" svg:y1="10.264cm" svg:x2="12.848cm" svg:y2="10.264cm"><text:p/></draw:line><draw:custom-shape draw:style-name="gr237" draw:text-style-name="P12" svg:width="1.401cm" svg:height="1.401cm" svg:x="3.2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38" draw:text-style-name="P12" svg:width="1.4cm" svg:height="1.401cm" svg:x="5.6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39" draw:text-style-name="P12" svg:width="1.401cm" svg:height="1.401cm" svg:x="8.0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40" draw:text-style-name="P12" svg:width="1.401cm" svg:height="1.401cm" svg:x="10.4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41" draw:text-style-name="P12" svg:width="1.4cm" svg:height="1.401cm" svg:x="12.7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42" draw:text-style-name="P12" svg:x1="4.649cm" svg:y1="10.264cm" svg:x2="5.749cm" svg:y2="10.264cm"><text:p/></draw:line><draw:line draw:style-name="gr243" draw:text-style-name="P12" svg:x1="7.149cm" svg:y1="10.264cm" svg:x2="8.149cm" svg:y2="10.264cm"><text:p/></draw:line><draw:line draw:style-name="gr244" draw:text-style-name="P12" svg:x1="9.449cm" svg:y1="10.264cm" svg:x2="10.549cm" svg:y2="10.264cm"><text:p/></draw:line><draw:line draw:style-name="gr245" draw:text-style-name="P12" svg:x1="11.849cm" svg:y1="10.264cm" svg:x2="12.849cm" svg:y2="10.264cm"><text:p/></draw:line><draw:custom-shape draw:style-name="gr246" draw:text-style-name="P12" svg:width="1.401cm" svg:height="1.401cm" svg:x="3.2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47" draw:text-style-name="P12" svg:width="1.4cm" svg:height="1.401cm" svg:x="5.6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48" draw:text-style-name="P12" svg:width="1.401cm" svg:height="1.401cm" svg:x="8.0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49" draw:text-style-name="P12" svg:width="1.401cm" svg:height="1.401cm" svg:x="10.4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50" draw:text-style-name="P12" svg:width="1.4cm" svg:height="1.401cm" svg:x="12.7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51" draw:text-style-name="P12" svg:x1="4.649cm" svg:y1="10.264cm" svg:x2="5.749cm" svg:y2="10.264cm"><text:p/></draw:line><draw:line draw:style-name="gr252" draw:text-style-name="P12" svg:x1="7.149cm" svg:y1="10.264cm" svg:x2="8.149cm" svg:y2="10.264cm"><text:p/></draw:line><draw:line draw:style-name="gr253" draw:text-style-name="P12" svg:x1="9.449cm" svg:y1="10.264cm" svg:x2="10.549cm" svg:y2="10.264cm"><text:p/></draw:line><draw:line draw:style-name="gr254" draw:text-style-name="P12" svg:x1="11.849cm" svg:y1="10.264cm" svg:x2="12.849cm" svg:y2="10.264cm"><text:p/></draw:line><draw:custom-shape draw:style-name="gr255" draw:text-style-name="P12" svg:width="1.4cm" svg:height="1.401cm" svg:x="3.251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56" draw:text-style-name="P12" svg:width="1.401cm" svg:height="1.401cm" svg:x="5.6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57" draw:text-style-name="P12" svg:width="1.4cm" svg:height="1.401cm" svg:x="8.0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58" draw:text-style-name="P12" svg:width="1.401cm" svg:height="1.401cm" svg:x="10.4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59" draw:text-style-name="P12" svg:width="1.401cm" svg:height="1.401cm" svg:x="12.7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60" draw:text-style-name="P12" svg:x1="4.65cm" svg:y1="10.265cm" svg:x2="5.75cm" svg:y2="10.265cm"><text:p/></draw:line><draw:line draw:style-name="gr261" draw:text-style-name="P12" svg:x1="7.15cm" svg:y1="10.265cm" svg:x2="8.15cm" svg:y2="10.265cm"><text:p/></draw:line><draw:line draw:style-name="gr262" draw:text-style-name="P12" svg:x1="9.45cm" svg:y1="10.265cm" svg:x2="10.55cm" svg:y2="10.265cm"><text:p/></draw:line><draw:line draw:style-name="gr263" draw:text-style-name="P12" svg:x1="11.85cm" svg:y1="10.265cm" svg:x2="12.85cm" svg:y2="10.265cm"><text:p/></draw:line><draw:custom-shape draw:style-name="gr264" draw:text-style-name="P12" svg:width="1.401cm" svg:height="1.401cm" svg:x="3.2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65" draw:text-style-name="P12" svg:width="1.4cm" svg:height="1.401cm" svg:x="5.6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66" draw:text-style-name="P12" svg:width="1.401cm" svg:height="1.401cm" svg:x="8.0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67" draw:text-style-name="P12" svg:width="1.401cm" svg:height="1.401cm" svg:x="10.4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68" draw:text-style-name="P12" svg:width="1.4cm" svg:height="1.401cm" svg:x="12.7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69" draw:text-style-name="P12" svg:x1="4.649cm" svg:y1="10.264cm" svg:x2="5.749cm" svg:y2="10.264cm"><text:p/></draw:line><draw:line draw:style-name="gr270" draw:text-style-name="P12" svg:x1="7.149cm" svg:y1="10.264cm" svg:x2="8.149cm" svg:y2="10.264cm"><text:p/></draw:line><draw:line draw:style-name="gr271" draw:text-style-name="P12" svg:x1="9.449cm" svg:y1="10.264cm" svg:x2="10.549cm" svg:y2="10.264cm"><text:p/></draw:line><draw:line draw:style-name="gr272" draw:text-style-name="P12" svg:x1="11.849cm" svg:y1="10.264cm" svg:x2="12.849cm" svg:y2="10.264cm"><text:p/></draw:line><draw:custom-shape draw:style-name="gr273" draw:text-style-name="P12" svg:width="1.4cm" svg:height="1.401cm" svg:x="3.251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74" draw:text-style-name="P12" svg:width="1.401cm" svg:height="1.401cm" svg:x="5.6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75" draw:text-style-name="P12" svg:width="1.4cm" svg:height="1.401cm" svg:x="8.0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76" draw:text-style-name="P12" svg:width="1.401cm" svg:height="1.401cm" svg:x="10.4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77" draw:text-style-name="P12" svg:width="1.401cm" svg:height="1.401cm" svg:x="12.7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78" draw:text-style-name="P12" svg:x1="4.65cm" svg:y1="10.265cm" svg:x2="5.75cm" svg:y2="10.265cm"><text:p/></draw:line><draw:line draw:style-name="gr279" draw:text-style-name="P12" svg:x1="7.15cm" svg:y1="10.265cm" svg:x2="8.15cm" svg:y2="10.265cm"><text:p/></draw:line><draw:line draw:style-name="gr280" draw:text-style-name="P12" svg:x1="9.45cm" svg:y1="10.265cm" svg:x2="10.55cm" svg:y2="10.265cm"><text:p/></draw:line><draw:line draw:style-name="gr281" draw:text-style-name="P12" svg:x1="11.85cm" svg:y1="10.265cm" svg:x2="12.85cm" svg:y2="10.265cm"><text:p/></draw:line><draw:custom-shape draw:style-name="gr282" draw:text-style-name="P12" svg:width="1.4cm" svg:height="1.401cm" svg:x="3.251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83" draw:text-style-name="P12" svg:width="1.401cm" svg:height="1.401cm" svg:x="5.6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84" draw:text-style-name="P12" svg:width="1.4cm" svg:height="1.401cm" svg:x="8.05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85" draw:text-style-name="P12" svg:width="1.401cm" svg:height="1.401cm" svg:x="10.4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86" draw:text-style-name="P12" svg:width="1.401cm" svg:height="1.401cm" svg:x="12.749cm" svg:y="9.5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87" draw:text-style-name="P12" svg:x1="4.65cm" svg:y1="10.265cm" svg:x2="5.75cm" svg:y2="10.265cm"><text:p/></draw:line><draw:line draw:style-name="gr288" draw:text-style-name="P12" svg:x1="7.15cm" svg:y1="10.265cm" svg:x2="8.15cm" svg:y2="10.265cm"><text:p/></draw:line><draw:line draw:style-name="gr289" draw:text-style-name="P12" svg:x1="9.45cm" svg:y1="10.265cm" svg:x2="10.55cm" svg:y2="10.265cm"><text:p/></draw:line><draw:line draw:style-name="gr290" draw:text-style-name="P12" svg:x1="11.85cm" svg:y1="10.265cm" svg:x2="12.85cm" svg:y2="10.265cm"><text:p/></draw:line><draw:custom-shape draw:style-name="gr291" draw:text-style-name="P12" svg:width="1.401cm" svg:height="1.401cm" svg:x="3.251cm" svg:y="9.5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92" draw:text-style-name="P12" svg:width="1.4cm" svg:height="1.401cm" svg:x="5.651cm" svg:y="9.5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93" draw:text-style-name="P12" svg:width="1.4cm" svg:height="1.401cm" svg:x="8.049cm" svg:y="9.56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94" draw:text-style-name="P12" svg:width="1.401cm" svg:height="1.401cm" svg:x="10.451cm" svg:y="9.5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295" draw:text-style-name="P12" svg:width="1.401cm" svg:height="1.401cm" svg:x="12.751cm" svg:y="9.5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96" draw:text-style-name="P12" svg:x1="4.651cm" svg:y1="10.266cm" svg:x2="5.751cm" svg:y2="10.266cm"><text:p/></draw:line><draw:line draw:style-name="gr297" draw:text-style-name="P12" svg:x1="7.151cm" svg:y1="10.266cm" svg:x2="8.151cm" svg:y2="10.266cm"><text:p/></draw:line><draw:line draw:style-name="gr298" draw:text-style-name="P12" svg:x1="9.451cm" svg:y1="10.266cm" svg:x2="10.551cm" svg:y2="10.266cm"><text:p/></draw:line><draw:line draw:style-name="gr299" draw:text-style-name="P12" svg:x1="11.851cm" svg:y1="10.266cm" svg:x2="12.851cm" svg:y2="10.266cm"><text:p/></draw:line><draw:line draw:style-name="gr300" draw:text-style-name="P12" svg:x1="3.948cm" svg:y1="8.463cm" svg:x2="3.948cm" svg:y2="9.563cm"><text:p/></draw:line><draw:line draw:style-name="gr301" draw:text-style-name="P12" svg:x1="6.348cm" svg:y1="8.463cm" svg:x2="6.348cm" svg:y2="9.663cm"><text:p/></draw:line><draw:line draw:style-name="gr302" draw:text-style-name="P12" svg:x1="8.748cm" svg:y1="8.563cm" svg:x2="8.748cm" svg:y2="9.663cm"><text:p/></draw:line><draw:line draw:style-name="gr303" draw:text-style-name="P12" svg:x1="11.148cm" svg:y1="8.463cm" svg:x2="11.148cm" svg:y2="9.663cm"><text:p/></draw:line><draw:line draw:style-name="gr304" draw:text-style-name="P12" svg:x1="13.448cm" svg:y1="8.463cm" svg:x2="13.448cm" svg:y2="9.663cm"><text:p/></draw:line><draw:line draw:style-name="gr305" draw:text-style-name="P12" svg:x1="4.448cm" svg:y1="8.263cm" svg:x2="5.948cm" svg:y2="9.863cm"><text:p/></draw:line><draw:line draw:style-name="gr306" draw:text-style-name="P12" svg:x1="6.848cm" svg:y1="8.263cm" svg:x2="8.348cm" svg:y2="9.863cm"><text:p/></draw:line><draw:line draw:style-name="gr307" draw:text-style-name="P12" svg:x1="9.248cm" svg:y1="8.263cm" svg:x2="10.748cm" svg:y2="9.863cm"><text:p/></draw:line><draw:line draw:style-name="gr308" draw:text-style-name="P12" svg:x1="11.648cm" svg:y1="8.263cm" svg:x2="13.148cm" svg:y2="9.863cm"><text:p/></draw:line><draw:line draw:style-name="gr309" draw:text-style-name="P12" svg:x1="3.948cm" svg:y1="5.766cm" svg:x2="3.948cm" svg:y2="7.166cm"><text:p/></draw:line><draw:line draw:style-name="gr310" draw:text-style-name="P12" svg:x1="6.348cm" svg:y1="5.667cm" svg:x2="6.348cm" svg:y2="7.067cm"><text:p/></draw:line><draw:line draw:style-name="gr311" draw:text-style-name="P12" svg:x1="8.748cm" svg:y1="5.766cm" svg:x2="8.748cm" svg:y2="7.166cm"><text:p/></draw:line><draw:line draw:style-name="gr312" draw:text-style-name="P12" svg:x1="11.148cm" svg:y1="5.766cm" svg:x2="11.148cm" svg:y2="7.166cm"><text:p/></draw:line><draw:line draw:style-name="gr313" draw:text-style-name="P12" svg:x1="13.448cm" svg:y1="5.766cm" svg:x2="13.448cm" svg:y2="7.166cm"><text:p/></draw:line><draw:line draw:style-name="gr314" draw:text-style-name="P12" svg:x1="4.448cm" svg:y1="5.667cm" svg:x2="5.948cm" svg:y2="7.267cm"><text:p/></draw:line><draw:line draw:style-name="gr315" draw:text-style-name="P12" svg:x1="11.648cm" svg:y1="5.667cm" svg:x2="13.148cm" svg:y2="7.267cm"><text:p/></draw:line><draw:line draw:style-name="gr316" draw:text-style-name="P12" svg:x1="9.248cm" svg:y1="5.667cm" svg:x2="10.748cm" svg:y2="7.267cm"><text:p/></draw:line><draw:line draw:style-name="gr317" draw:text-style-name="P12" svg:x1="6.848cm" svg:y1="5.566cm" svg:x2="8.348cm" svg:y2="7.166cm"><text:p/></draw:line><draw:custom-shape draw:style-name="gr318" draw:text-style-name="P12" svg:width="1.401cm" svg:height="1.401cm" svg:x="5.648cm" svg:y="12.1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19" draw:text-style-name="P12" svg:width="1.4cm" svg:height="1.401cm" svg:x="8.049cm" svg:y="12.1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20" draw:text-style-name="P12" svg:width="1.401cm" svg:height="1.401cm" svg:x="10.448cm" svg:y="12.1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21" draw:text-style-name="P12" svg:width="1.401cm" svg:height="1.401cm" svg:x="12.748cm" svg:y="12.1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22" draw:text-style-name="P12" svg:x1="4.648cm" svg:y1="12.866cm" svg:x2="5.748cm" svg:y2="12.866cm"><text:p/></draw:line><draw:line draw:style-name="gr323" draw:text-style-name="P12" svg:x1="7.148cm" svg:y1="12.866cm" svg:x2="8.148cm" svg:y2="12.866cm"><text:p/></draw:line><draw:line draw:style-name="gr324" draw:text-style-name="P12" svg:x1="9.448cm" svg:y1="12.866cm" svg:x2="10.548cm" svg:y2="12.866cm"><text:p/></draw:line><draw:line draw:style-name="gr325" draw:text-style-name="P12" svg:x1="11.848cm" svg:y1="12.866cm" svg:x2="12.848cm" svg:y2="12.866cm"><text:p/></draw:line><draw:custom-shape draw:style-name="gr326" draw:text-style-name="P12" svg:width="1.4cm" svg:height="1.4cm" svg:x="5.6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27" draw:text-style-name="P12" svg:width="1.401cm" svg:height="1.4cm" svg:x="8.0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28" draw:text-style-name="P12" svg:width="1.401cm" svg:height="1.4cm" svg:x="10.4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29" draw:text-style-name="P12" svg:width="1.4cm" svg:height="1.4cm" svg:x="12.7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30" draw:text-style-name="P12" svg:x1="4.649cm" svg:y1="12.867cm" svg:x2="5.749cm" svg:y2="12.867cm"><text:p/></draw:line><draw:line draw:style-name="gr331" draw:text-style-name="P12" svg:x1="7.149cm" svg:y1="12.867cm" svg:x2="8.149cm" svg:y2="12.867cm"><text:p/></draw:line><draw:line draw:style-name="gr332" draw:text-style-name="P12" svg:x1="9.449cm" svg:y1="12.867cm" svg:x2="10.549cm" svg:y2="12.867cm"><text:p/></draw:line><draw:line draw:style-name="gr333" draw:text-style-name="P12" svg:x1="11.849cm" svg:y1="12.867cm" svg:x2="12.849cm" svg:y2="12.867cm"><text:p/></draw:line><draw:custom-shape draw:style-name="gr334" draw:text-style-name="P12" svg:width="1.4cm" svg:height="1.4cm" svg:x="5.6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35" draw:text-style-name="P12" svg:width="1.401cm" svg:height="1.4cm" svg:x="8.0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36" draw:text-style-name="P12" svg:width="1.401cm" svg:height="1.4cm" svg:x="10.4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37" draw:text-style-name="P12" svg:width="1.4cm" svg:height="1.4cm" svg:x="12.7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38" draw:text-style-name="P12" svg:x1="4.649cm" svg:y1="12.867cm" svg:x2="5.749cm" svg:y2="12.867cm"><text:p/></draw:line><draw:line draw:style-name="gr339" draw:text-style-name="P12" svg:x1="7.149cm" svg:y1="12.867cm" svg:x2="8.149cm" svg:y2="12.867cm"><text:p/></draw:line><draw:line draw:style-name="gr340" draw:text-style-name="P12" svg:x1="9.449cm" svg:y1="12.867cm" svg:x2="10.549cm" svg:y2="12.867cm"><text:p/></draw:line><draw:line draw:style-name="gr341" draw:text-style-name="P12" svg:x1="11.849cm" svg:y1="12.867cm" svg:x2="12.849cm" svg:y2="12.867cm"><text:p/></draw:line><draw:custom-shape draw:style-name="gr342" draw:text-style-name="P12" svg:width="1.401cm" svg:height="1.401cm" svg:x="5.6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43" draw:text-style-name="P12" svg:width="1.4cm" svg:height="1.401cm" svg:x="8.0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44" draw:text-style-name="P12" svg:width="1.401cm" svg:height="1.401cm" svg:x="10.4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45" draw:text-style-name="P12" svg:width="1.401cm" svg:height="1.401cm" svg:x="12.7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46" draw:text-style-name="P12" svg:x1="4.65cm" svg:y1="12.869cm" svg:x2="5.75cm" svg:y2="12.869cm"><text:p/></draw:line><draw:line draw:style-name="gr347" draw:text-style-name="P12" svg:x1="7.15cm" svg:y1="12.869cm" svg:x2="8.15cm" svg:y2="12.869cm"><text:p/></draw:line><draw:line draw:style-name="gr348" draw:text-style-name="P12" svg:x1="9.45cm" svg:y1="12.869cm" svg:x2="10.55cm" svg:y2="12.869cm"><text:p/></draw:line><draw:line draw:style-name="gr349" draw:text-style-name="P12" svg:x1="11.85cm" svg:y1="12.869cm" svg:x2="12.85cm" svg:y2="12.869cm"><text:p/></draw:line><draw:custom-shape draw:style-name="gr350" draw:text-style-name="P12" svg:width="1.4cm" svg:height="1.4cm" svg:x="5.6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51" draw:text-style-name="P12" svg:width="1.401cm" svg:height="1.4cm" svg:x="8.0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52" draw:text-style-name="P12" svg:width="1.401cm" svg:height="1.4cm" svg:x="10.4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53" draw:text-style-name="P12" svg:width="1.4cm" svg:height="1.4cm" svg:x="12.7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54" draw:text-style-name="P12" svg:x1="4.649cm" svg:y1="12.867cm" svg:x2="5.749cm" svg:y2="12.867cm"><text:p/></draw:line><draw:line draw:style-name="gr355" draw:text-style-name="P12" svg:x1="7.149cm" svg:y1="12.867cm" svg:x2="8.149cm" svg:y2="12.867cm"><text:p/></draw:line><draw:line draw:style-name="gr356" draw:text-style-name="P12" svg:x1="9.449cm" svg:y1="12.867cm" svg:x2="10.549cm" svg:y2="12.867cm"><text:p/></draw:line><draw:line draw:style-name="gr357" draw:text-style-name="P12" svg:x1="11.849cm" svg:y1="12.867cm" svg:x2="12.849cm" svg:y2="12.867cm"><text:p/></draw:line><draw:custom-shape draw:style-name="gr358" draw:text-style-name="P12" svg:width="1.401cm" svg:height="1.401cm" svg:x="5.6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59" draw:text-style-name="P12" svg:width="1.4cm" svg:height="1.401cm" svg:x="8.0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60" draw:text-style-name="P12" svg:width="1.401cm" svg:height="1.401cm" svg:x="10.4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61" draw:text-style-name="P12" svg:width="1.401cm" svg:height="1.401cm" svg:x="12.7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62" draw:text-style-name="P12" svg:x1="4.65cm" svg:y1="12.869cm" svg:x2="5.75cm" svg:y2="12.869cm"><text:p/></draw:line><draw:line draw:style-name="gr363" draw:text-style-name="P12" svg:x1="7.15cm" svg:y1="12.869cm" svg:x2="8.15cm" svg:y2="12.869cm"><text:p/></draw:line><draw:line draw:style-name="gr364" draw:text-style-name="P12" svg:x1="9.45cm" svg:y1="12.869cm" svg:x2="10.55cm" svg:y2="12.869cm"><text:p/></draw:line><draw:line draw:style-name="gr365" draw:text-style-name="P12" svg:x1="11.85cm" svg:y1="12.869cm" svg:x2="12.85cm" svg:y2="12.869cm"><text:p/></draw:line><draw:custom-shape draw:style-name="gr366" draw:text-style-name="P12" svg:width="1.401cm" svg:height="1.401cm" svg:x="5.6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67" draw:text-style-name="P12" svg:width="1.4cm" svg:height="1.401cm" svg:x="8.05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68" draw:text-style-name="P12" svg:width="1.401cm" svg:height="1.401cm" svg:x="10.4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69" draw:text-style-name="P12" svg:width="1.401cm" svg:height="1.401cm" svg:x="12.749cm" svg:y="12.1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70" draw:text-style-name="P12" svg:x1="4.65cm" svg:y1="12.869cm" svg:x2="5.75cm" svg:y2="12.869cm"><text:p/></draw:line><draw:line draw:style-name="gr371" draw:text-style-name="P12" svg:x1="7.15cm" svg:y1="12.869cm" svg:x2="8.15cm" svg:y2="12.869cm"><text:p/></draw:line><draw:line draw:style-name="gr372" draw:text-style-name="P12" svg:x1="9.45cm" svg:y1="12.869cm" svg:x2="10.55cm" svg:y2="12.869cm"><text:p/></draw:line><draw:line draw:style-name="gr373" draw:text-style-name="P12" svg:x1="11.85cm" svg:y1="12.869cm" svg:x2="12.85cm" svg:y2="12.869cm"><text:p/></draw:line><draw:custom-shape draw:style-name="gr374" draw:text-style-name="P12" svg:width="1.4cm" svg:height="1.4cm" svg:x="5.651cm" svg:y="12.1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75" draw:text-style-name="P12" svg:width="1.4cm" svg:height="1.401cm" svg:x="8.049cm" svg:y="12.16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76" draw:text-style-name="P12" svg:width="1.401cm" svg:height="1.4cm" svg:x="10.451cm" svg:y="12.1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77" draw:text-style-name="P12" svg:width="1.401cm" svg:height="1.4cm" svg:x="12.751cm" svg:y="12.1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78" draw:text-style-name="P12" svg:x1="4.651cm" svg:y1="12.87cm" svg:x2="5.751cm" svg:y2="12.87cm"><text:p/></draw:line><draw:line draw:style-name="gr379" draw:text-style-name="P12" svg:x1="7.151cm" svg:y1="12.87cm" svg:x2="8.151cm" svg:y2="12.87cm"><text:p/></draw:line><draw:line draw:style-name="gr380" draw:text-style-name="P12" svg:x1="9.451cm" svg:y1="12.87cm" svg:x2="10.551cm" svg:y2="12.87cm"><text:p/></draw:line><draw:line draw:style-name="gr381" draw:text-style-name="P12" svg:x1="11.851cm" svg:y1="12.87cm" svg:x2="12.851cm" svg:y2="12.87cm"><text:p/></draw:line><draw:line draw:style-name="gr382" draw:text-style-name="P12" svg:x1="3.948cm" svg:y1="11.066cm" svg:x2="3.948cm" svg:y2="12.166cm"><text:p/></draw:line><draw:line draw:style-name="gr383" draw:text-style-name="P12" svg:x1="6.348cm" svg:y1="11.066cm" svg:x2="6.348cm" svg:y2="12.266cm"><text:p/></draw:line><draw:line draw:style-name="gr384" draw:text-style-name="P12" svg:x1="8.748cm" svg:y1="11.167cm" svg:x2="8.748cm" svg:y2="12.267cm"><text:p/></draw:line><draw:line draw:style-name="gr385" draw:text-style-name="P12" svg:x1="11.148cm" svg:y1="11.066cm" svg:x2="11.148cm" svg:y2="12.266cm"><text:p/></draw:line><draw:line draw:style-name="gr386" draw:text-style-name="P12" svg:x1="13.448cm" svg:y1="11.066cm" svg:x2="13.448cm" svg:y2="12.266cm"><text:p/></draw:line><draw:custom-shape draw:style-name="gr387" draw:text-style-name="P12" svg:width="1.401cm" svg:height="1.401cm" svg:x="3.247cm" svg:y="12.1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88" draw:text-style-name="P12" svg:x1="4.448cm" svg:y1="10.766cm" svg:x2="5.948cm" svg:y2="12.466cm"><text:p/></draw:line><draw:line draw:style-name="gr389" draw:text-style-name="P12" svg:x1="11.648cm" svg:y1="10.766cm" svg:x2="13.148cm" svg:y2="12.466cm"><text:p/></draw:line><draw:line draw:style-name="gr390" draw:text-style-name="P12" svg:x1="9.248cm" svg:y1="10.766cm" svg:x2="10.748cm" svg:y2="12.466cm"><text:p/></draw:line><draw:line draw:style-name="gr391" draw:text-style-name="P12" svg:x1="6.748cm" svg:y1="10.766cm" svg:x2="8.248cm" svg:y2="12.466cm"><text:p/></draw:line><draw:frame draw:style-name="gr392" draw:text-style-name="P14" svg:width="0.858cm" svg:height="1.362cm" svg:x="4.847cm" svg:y="1.605cm"><draw:text-box><text:p text:style-name="P13"><text:span text:style-name="T11">2</text:span></text:p></draw:text-box></draw:frame><draw:frame draw:style-name="gr393" draw:text-style-name="P14" svg:width="0.858cm" svg:height="1.362cm" svg:x="11.795cm" svg:y="1.767cm"><draw:text-box><text:p text:style-name="P13"><text:span text:style-name="T11">2</text:span></text:p></draw:text-box></draw:frame><draw:frame draw:style-name="gr394" draw:text-style-name="P14" svg:width="0.858cm" svg:height="1.362cm" svg:x="9.349cm" svg:y="1.767cm"><draw:text-box><text:p text:style-name="P13"><text:span text:style-name="T11">2</text:span></text:p></draw:text-box></draw:frame><draw:frame draw:style-name="gr395" draw:text-style-name="P14" svg:width="0.858cm" svg:height="1.362cm" svg:x="6.996cm" svg:y="1.666cm"><draw:text-box><text:p text:style-name="P13"><text:span text:style-name="T11">2</text:span></text:p></draw:text-box></draw:frame><draw:frame draw:style-name="gr396" draw:text-style-name="P14" svg:width="0.8cm" svg:height="1.264cm" svg:x="3.149cm" svg:y="3.367cm"><draw:text-box><text:p text:style-name="P13"><text:span text:style-name="T11">2</text:span></text:p></draw:text-box></draw:frame><draw:frame draw:style-name="gr397" draw:text-style-name="P14" svg:width="0.8cm" svg:height="1.264cm" svg:x="3.149cm" svg:y="11.004cm"><draw:text-box><text:p text:style-name="P13"><text:span text:style-name="T11">2</text:span></text:p></draw:text-box></draw:frame><draw:frame draw:style-name="gr398" draw:text-style-name="P14" svg:width="0.8cm" svg:height="1.264cm" svg:x="3.149cm" svg:y="8.405cm"><draw:text-box><text:p text:style-name="P13"><text:span text:style-name="T11">2</text:span></text:p></draw:text-box></draw:frame><draw:frame draw:style-name="gr399" draw:text-style-name="P14" svg:width="0.8cm" svg:height="1.264cm" svg:x="3.149cm" svg:y="5.667cm"><draw:text-box><text:p text:style-name="P13"><text:span text:style-name="T11">2</text:span></text:p></draw:text-box></draw:frame><draw:frame draw:style-name="gr400" draw:text-style-name="P14" svg:width="0.003cm" svg:height="0.983cm" svg:x="5.048cm" svg:y="7.667cm"><draw:text-box><text:p text:style-name="P13"><text:span text:style-name="T11">2</text:span></text:p></draw:text-box></draw:frame><draw:frame draw:style-name="gr401" draw:text-style-name="P14" svg:width="0.228cm" svg:height="0.983cm" svg:x="12.12cm" svg:y="7.768cm"><draw:text-box><text:p text:style-name="P13"><text:span text:style-name="T11">2</text:span></text:p></draw:text-box></draw:frame><draw:frame draw:style-name="gr402" draw:text-style-name="P14" svg:width="0.003cm" svg:height="0.983cm" svg:x="10.047cm" svg:y="7.768cm"><draw:text-box><text:p text:style-name="P13"><text:span text:style-name="T11">2</text:span></text:p></draw:text-box></draw:frame><draw:frame draw:style-name="gr403" draw:text-style-name="P14" svg:width="0.003cm" svg:height="0.983cm" svg:x="7.348cm" svg:y="7.768cm"><draw:text-box><text:p text:style-name="P13"><text:span text:style-name="T11">2</text:span></text:p></draw:text-box></draw:frame><draw:frame draw:style-name="gr404" draw:text-style-name="P14" svg:width="0.003cm" svg:height="0.983cm" svg:x="5.048cm" svg:y="10.167cm"><draw:text-box><text:p text:style-name="P13"><text:span text:style-name="T11">2</text:span></text:p></draw:text-box></draw:frame><draw:frame draw:style-name="gr405" draw:text-style-name="P14" svg:width="0.228cm" svg:height="0.983cm" svg:x="12.12cm" svg:y="10.267cm"><draw:text-box><text:p text:style-name="P13"><text:span text:style-name="T11">2</text:span></text:p></draw:text-box></draw:frame><draw:frame draw:style-name="gr406" draw:text-style-name="P14" svg:width="0.003cm" svg:height="0.983cm" svg:x="10.047cm" svg:y="10.267cm"><draw:text-box><text:p text:style-name="P13"><text:span text:style-name="T11">2</text:span></text:p></draw:text-box></draw:frame><draw:frame draw:style-name="gr407" draw:text-style-name="P14" svg:width="0.003cm" svg:height="0.983cm" svg:x="7.348cm" svg:y="10.267cm"><draw:text-box><text:p text:style-name="P13"><text:span text:style-name="T11">2</text:span></text:p></draw:text-box></draw:frame><draw:frame draw:style-name="gr408" draw:text-style-name="P14" svg:width="0.003cm" svg:height="0.983cm" svg:x="5.048cm" svg:y="4.905cm"><draw:text-box><text:p text:style-name="P13"><text:span text:style-name="T11">2</text:span></text:p></draw:text-box></draw:frame><draw:frame draw:style-name="gr409" draw:text-style-name="P14" svg:width="0.228cm" svg:height="0.983cm" svg:x="12.12cm" svg:y="5.005cm"><draw:text-box><text:p text:style-name="P13"><text:span text:style-name="T11">2</text:span></text:p></draw:text-box></draw:frame><draw:frame draw:style-name="gr410" draw:text-style-name="P14" svg:width="0.003cm" svg:height="0.983cm" svg:x="10.047cm" svg:y="5.005cm"><draw:text-box><text:p text:style-name="P13"><text:span text:style-name="T11">2</text:span></text:p></draw:text-box></draw:frame><draw:frame draw:style-name="gr411" draw:text-style-name="P14" svg:width="0.003cm" svg:height="0.983cm" svg:x="7.348cm" svg:y="5.005cm"><draw:text-box><text:p text:style-name="P13"><text:span text:style-name="T11">2</text:span></text:p></draw:text-box></draw:frame><draw:frame draw:style-name="gr412" draw:text-style-name="P14" svg:width="0.003cm" svg:height="0.983cm" svg:x="5.048cm" svg:y="12.867cm"><draw:text-box><text:p text:style-name="P13"><text:span text:style-name="T11">2</text:span></text:p></draw:text-box></draw:frame><draw:frame draw:style-name="gr413" draw:text-style-name="P14" svg:width="0.228cm" svg:height="0.983cm" svg:x="12.12cm" svg:y="12.968cm"><draw:text-box><text:p text:style-name="P13"><text:span text:style-name="T11">2</text:span></text:p></draw:text-box></draw:frame><draw:frame draw:style-name="gr414" draw:text-style-name="P14" svg:width="0.003cm" svg:height="0.983cm" svg:x="10.047cm" svg:y="12.968cm"><draw:text-box><text:p text:style-name="P13"><text:span text:style-name="T11">2</text:span></text:p></draw:text-box></draw:frame><draw:frame draw:style-name="gr415" draw:text-style-name="P14" svg:width="0.003cm" svg:height="0.983cm" svg:x="7.348cm" svg:y="12.968cm"><draw:text-box><text:p text:style-name="P13"><text:span text:style-name="T11">2</text:span></text:p></draw:text-box></draw:frame><draw:frame draw:style-name="gr416" draw:text-style-name="P14" svg:width="1.101cm" svg:height="0.983cm" svg:x="11.148cm" svg:y="3.067cm"><draw:text-box draw:corner-radius="0.4cm"><text:p text:style-name="P13"><text:span text:style-name="T11">2</text:span></text:p></draw:text-box></draw:frame><draw:frame draw:style-name="gr417" draw:text-style-name="P14" svg:width="1.101cm" svg:height="0.983cm" svg:x="11.047cm" svg:y="5.767cm"><draw:text-box draw:corner-radius="0.4cm"><text:p text:style-name="P13"><text:span text:style-name="T11">2</text:span></text:p></draw:text-box></draw:frame><draw:frame draw:style-name="gr418" draw:text-style-name="P14" svg:width="1.101cm" svg:height="0.983cm" svg:x="11.047cm" svg:y="8.429cm"><draw:text-box draw:corner-radius="0.4cm"><text:p text:style-name="P13"><text:span text:style-name="T11">2</text:span></text:p></draw:text-box></draw:frame><draw:frame draw:style-name="gr419" draw:text-style-name="P14" svg:width="1.101cm" svg:height="0.983cm" svg:x="11.047cm" svg:y="11.066cm"><draw:text-box draw:corner-radius="0.4cm"><text:p text:style-name="P13"><text:span text:style-name="T11">2</text:span></text:p></draw:text-box></draw:frame><draw:frame draw:style-name="gr420" draw:text-style-name="P14" svg:width="1.101cm" svg:height="0.983cm" svg:x="6.248cm" svg:y="3.067cm"><draw:text-box draw:corner-radius="0.4cm"><text:p text:style-name="P13"><text:span text:style-name="T11">2</text:span></text:p></draw:text-box></draw:frame><draw:frame draw:style-name="gr421" draw:text-style-name="P14" svg:width="1.101cm" svg:height="0.983cm" svg:x="6.147cm" svg:y="5.767cm"><draw:text-box draw:corner-radius="0.4cm"><text:p text:style-name="P13"><text:span text:style-name="T11">2</text:span></text:p></draw:text-box></draw:frame><draw:frame draw:style-name="gr422" draw:text-style-name="P14" svg:width="1.101cm" svg:height="0.983cm" svg:x="6.147cm" svg:y="8.429cm"><draw:text-box draw:corner-radius="0.4cm"><text:p text:style-name="P13"><text:span text:style-name="T11">2</text:span></text:p></draw:text-box></draw:frame><draw:frame draw:style-name="gr423" draw:text-style-name="P14" svg:width="1.101cm" svg:height="0.983cm" svg:x="6.147cm" svg:y="11.066cm"><draw:text-box draw:corner-radius="0.4cm"><text:p text:style-name="P13"><text:span text:style-name="T11">2</text:span></text:p></draw:text-box></draw:frame><draw:frame draw:style-name="gr424" draw:text-style-name="P14" svg:width="1.1cm" svg:height="0.983cm" svg:x="8.648cm" svg:y="3.067cm"><draw:text-box draw:corner-radius="0.4cm"><text:p text:style-name="P13"><text:span text:style-name="T11">2</text:span></text:p></draw:text-box></draw:frame><draw:frame draw:style-name="gr425" draw:text-style-name="P14" svg:width="1.101cm" svg:height="0.983cm" svg:x="8.548cm" svg:y="5.767cm"><draw:text-box draw:corner-radius="0.4cm"><text:p text:style-name="P13"><text:span text:style-name="T11">2</text:span></text:p></draw:text-box></draw:frame><draw:frame draw:style-name="gr426" draw:text-style-name="P14" svg:width="1.101cm" svg:height="0.983cm" svg:x="8.548cm" svg:y="8.429cm"><draw:text-box draw:corner-radius="0.4cm"><text:p text:style-name="P13"><text:span text:style-name="T11">2</text:span></text:p></draw:text-box></draw:frame><draw:frame draw:style-name="gr427" draw:text-style-name="P14" svg:width="1.101cm" svg:height="0.983cm" svg:x="8.548cm" svg:y="11.066cm"><draw:text-box draw:corner-radius="0.4cm"><text:p text:style-name="P13"><text:span text:style-name="T11">2</text:span></text:p></draw:text-box></draw:frame><draw:frame draw:style-name="gr428" draw:text-style-name="P14" svg:width="1.1cm" svg:height="0.983cm" svg:x="13.548cm" svg:y="3.168cm"><draw:text-box draw:corner-radius="0.4cm"><text:p text:style-name="P13"><text:span text:style-name="T11">2</text:span></text:p></draw:text-box></draw:frame><draw:frame draw:style-name="gr429" draw:text-style-name="P14" svg:width="1.101cm" svg:height="0.983cm" svg:x="13.448cm" svg:y="5.866cm"><draw:text-box draw:corner-radius="0.4cm"><text:p text:style-name="P13"><text:span text:style-name="T11">2</text:span></text:p></draw:text-box></draw:frame><draw:frame draw:style-name="gr430" draw:text-style-name="P14" svg:width="1.101cm" svg:height="0.983cm" svg:x="13.448cm" svg:y="8.53cm"><draw:text-box draw:corner-radius="0.4cm"><text:p text:style-name="P13"><text:span text:style-name="T11">2</text:span></text:p></draw:text-box></draw:frame><draw:frame draw:style-name="gr431" draw:text-style-name="P14" svg:width="1.101cm" svg:height="0.983cm" svg:x="13.448cm" svg:y="11.167cm"><draw:text-box draw:corner-radius="0.4cm"><text:p text:style-name="P13"><text:span text:style-name="T11">2</text:span></text:p></draw:text-box></draw:frame><draw:frame draw:style-name="gr432" draw:text-style-name="P14" svg:width="0.858cm" svg:height="1.463cm" svg:x="5.048cm" svg:y="3.168cm"><draw:text-box><text:p text:style-name="P13"><text:span text:style-name="T11">4</text:span></text:p></draw:text-box></draw:frame><draw:frame draw:style-name="gr433" draw:text-style-name="P14" svg:width="0.802cm" svg:height="0.983cm" svg:x="7.447cm" svg:y="5.866cm"><draw:text-box><text:p text:style-name="P13"><text:span text:style-name="T11">4</text:span></text:p></draw:text-box></draw:frame><draw:frame draw:style-name="gr434" draw:text-style-name="P14" svg:width="1.301cm" svg:height="1.063cm" svg:x="9.747cm" svg:y="8.466cm"><draw:text-box><text:p text:style-name="P13"><text:span text:style-name="T11">0</text:span></text:p></draw:text-box></draw:frame><draw:frame draw:style-name="gr435" draw:text-style-name="P14" svg:width="1.054cm" svg:height="0.983cm" svg:x="12.248cm" svg:y="10.967cm"><draw:text-box><text:p text:style-name="P13"><text:span text:style-name="T11">0</text:span></text:p></draw:text-box></draw:frame><draw:frame draw:style-name="gr436" draw:text-style-name="P14" svg:width="1.154cm" svg:height="1.264cm" svg:x="4.847cm" svg:y="5.767cm"><draw:text-box><text:p text:style-name="P13"><text:span text:style-name="T11">3</text:span></text:p></draw:text-box></draw:frame><draw:frame draw:style-name="gr437" draw:text-style-name="P14" svg:width="1.154cm" svg:height="1.163cm" svg:x="7.447cm" svg:y="8.367cm"><draw:text-box><text:p text:style-name="P13"><text:span text:style-name="T11">4</text:span></text:p></draw:text-box></draw:frame><draw:frame draw:style-name="gr438" draw:text-style-name="P14" svg:width="1.255cm" svg:height="1.163cm" svg:x="9.747cm" svg:y="10.867cm"><draw:text-box><text:p text:style-name="P13"><text:span text:style-name="T11">4</text:span></text:p></draw:text-box></draw:frame><draw:frame draw:style-name="gr439" draw:text-style-name="P14" svg:width="1.054cm" svg:height="0.983cm" svg:x="5.048cm" svg:y="8.466cm"><draw:text-box><text:p text:style-name="P13"><text:span text:style-name="T11">3</text:span></text:p></draw:text-box></draw:frame><draw:frame draw:style-name="gr440" draw:text-style-name="P14" svg:width="1.054cm" svg:height="0.983cm" svg:x="7.447cm" svg:y="11.066cm"><draw:text-box><text:p text:style-name="P13"><text:span text:style-name="T11">3</text:span></text:p></draw:text-box></draw:frame><draw:frame draw:style-name="gr441" draw:text-style-name="P14" svg:width="1.054cm" svg:height="0.983cm" svg:x="5.048cm" svg:y="10.967cm"><draw:text-box><text:p text:style-name="P13"><text:span text:style-name="T11">4</text:span></text:p></draw:text-box></draw:frame><draw:frame draw:style-name="gr442" draw:text-style-name="P14" svg:width="1.054cm" svg:height="0.983cm" svg:x="7.348cm" svg:y="3.168cm"><draw:text-box><text:p text:style-name="P13"><text:span text:style-name="T11">0</text:span></text:p></draw:text-box></draw:frame><draw:frame draw:style-name="gr443" draw:text-style-name="P14" svg:width="1.202cm" svg:height="1.264cm" svg:x="9.747cm" svg:y="5.767cm"><draw:text-box><text:p text:style-name="P13"><text:span text:style-name="T11">0</text:span></text:p></draw:text-box></draw:frame><draw:frame draw:style-name="gr444" draw:text-style-name="P14" svg:width="1.054cm" svg:height="1.063cm" svg:x="12.248cm" svg:y="8.466cm"><draw:text-box><text:p text:style-name="P13"><text:span text:style-name="T11">4</text:span></text:p></draw:text-box></draw:frame><draw:frame draw:style-name="gr445" draw:text-style-name="P14" svg:width="0.955cm" svg:height="0.983cm" svg:x="9.747cm" svg:y="3.168cm"><draw:text-box><text:p text:style-name="P13"><text:span text:style-name="T11">4</text:span></text:p></draw:text-box></draw:frame><draw:frame draw:style-name="gr446" draw:text-style-name="P14" svg:width="1.354cm" svg:height="1.163cm" svg:x="11.949cm" svg:y="5.667cm"><draw:text-box><text:p text:style-name="P13"><text:span text:style-name="T11">4</text:span></text:p></draw:text-box></draw:frame><draw:frame draw:style-name="gr447" draw:text-style-name="P14" svg:width="0.953cm" svg:height="1.001cm" svg:x="12.248cm" svg:y="3.168cm"><draw:text-box><text:p text:style-name="P13"><text:span text:style-name="T11">3</text:span></text:p></draw:text-box></draw:frame><draw:frame draw:style-name="gr448" draw:text-style-name="P14" svg:width="8.501cm" svg:height="0.983cm" svg:x="5.948cm" svg:y="0.467cm"><draw:text-box><text:p text:style-name="P13"><text:span text:style-name="T11">A <text:s text:c="10"/>C <text:s text:c="10"/>T <text:s text:c="11"/>G</text:span></text:p></draw:text-box></draw:frame><draw:frame draw:style-name="gr449" draw:text-style-name="P14" svg:width="0.999cm" svg:height="9.201cm" svg:x="1.748cm" svg:y="4.667cm"><draw:text-box><text:p text:style-name="P13"><text:span text:style-name="T11">C</text:span></text:p><text:p text:style-name="P13"><text:span text:style-name="T11"/></text:p><text:p text:style-name="P13"><text:span text:style-name="T11"/></text:p><text:p text:style-name="P13"><text:span text:style-name="T11"/></text:p><text:p text:style-name="P13"><text:span text:style-name="T11">T</text:span></text:p><text:p text:style-name="P13"><text:span text:style-name="T11"/></text:p><text:p text:style-name="P13"><text:span text:style-name="T11"/></text:p><text:p text:style-name="P13"><text:span text:style-name="T11">T</text:span></text:p><text:p text:style-name="P13"><text:span text:style-name="T11"/></text:p><text:p text:style-name="P13"><text:span text:style-name="T11"/></text:p><text:p text:style-name="P13"><text:span text:style-name="T11"/></text:p><text:p text:style-name="P13"><text:span text:style-name="T11">G</text:span></text:p></draw:text-box></draw:frame><draw:frame draw:style-name="gr450" draw:text-style-name="P14" svg:width="8.501cm" svg:height="0.983cm" svg:x="6.048cm" svg:y="13.968cm"><draw:text-box><text:p text:style-name="P13"><text:span text:style-name="T11">A <text:s text:c="10"/>C <text:s text:c="10"/>T <text:s text:c="11"/>G</text:span></text:p></draw:text-box></draw:frame><draw:frame draw:style-name="gr451" draw:text-style-name="P15" svg:width="2.601cm" svg:height="16.301cm" svg:x="3.448cm" svg:y="1.966cm"><draw:text-box><text:p text:style-name="P13"><text:span text:style-name="T12">0</text:span></text:p></draw:text-box></draw:frame><draw:frame draw:style-name="gr452" draw:text-style-name="P15" svg:width="0.976cm" svg:height="1.228cm" svg:x="5.876cm" svg:y="1.963cm"><draw:text-box><text:p text:style-name="P13"><text:span text:style-name="T12">2</text:span></text:p></draw:text-box></draw:frame><draw:frame draw:style-name="gr453" draw:text-style-name="P15" svg:width="0.976cm" svg:height="1.228cm" svg:x="8.348cm" svg:y="1.966cm"><draw:text-box><text:p text:style-name="P13"><text:span text:style-name="T12">4</text:span></text:p></draw:text-box></draw:frame><draw:frame draw:style-name="gr454" draw:text-style-name="P15" svg:width="0.976cm" svg:height="1.228cm" svg:x="3.477cm" svg:y="9.763cm"><draw:text-box><text:p text:style-name="P13"><text:span text:style-name="T12">6</text:span></text:p></draw:text-box></draw:frame><draw:frame draw:style-name="gr455" draw:text-style-name="P15" svg:width="0.976cm" svg:height="1.228cm" svg:x="5.876cm" svg:y="7.163cm"><draw:text-box><text:p text:style-name="P13"><text:span text:style-name="T12">5</text:span></text:p></draw:text-box></draw:frame><draw:frame draw:style-name="gr456" draw:text-style-name="P15" svg:width="0.973cm" svg:height="1.306cm" svg:x="3.448cm" svg:y="4.462cm"><draw:text-box><text:p text:style-name="P13"><text:span text:style-name="T12">2</text:span></text:p></draw:text-box></draw:frame><draw:frame draw:style-name="gr457" draw:text-style-name="P15" svg:width="0.976cm" svg:height="1.228cm" svg:x="8.248cm" svg:y="4.462cm"><draw:text-box><text:p text:style-name="P13"><text:span text:style-name="T12">2</text:span></text:p></draw:text-box></draw:frame><draw:frame draw:style-name="gr458" draw:text-style-name="P15" svg:width="0.976cm" svg:height="1.228cm" svg:x="10.649cm" svg:y="7.267cm"><draw:text-box><text:p text:style-name="P13"><text:span text:style-name="T12">2</text:span></text:p></draw:text-box></draw:frame><draw:frame draw:style-name="gr459" draw:text-style-name="P15" svg:width="0.976cm" svg:height="1.228cm" svg:x="3.477cm" svg:y="7.067cm"><draw:text-box><text:p text:style-name="P13"><text:span text:style-name="T12">4</text:span></text:p></draw:text-box></draw:frame><draw:frame draw:style-name="gr460" draw:text-style-name="P15" svg:width="0.976cm" svg:height="1.228cm" svg:x="5.847cm" svg:y="4.462cm"><draw:text-box><text:p text:style-name="P13"><text:span text:style-name="T12">4</text:span></text:p></draw:text-box></draw:frame><draw:frame draw:style-name="gr461" draw:text-style-name="P15" svg:width="0.976cm" svg:height="1.228cm" svg:x="8.147cm" svg:y="7.163cm"><draw:text-box><text:p text:style-name="P13"><text:span text:style-name="T12">4</text:span></text:p></draw:text-box></draw:frame><draw:frame draw:style-name="gr462" draw:text-style-name="P15" svg:width="0.976cm" svg:height="1.228cm" svg:x="10.677cm" svg:y="9.667cm"><draw:text-box><text:p text:style-name="P13"><text:span text:style-name="T12">4</text:span></text:p></draw:text-box></draw:frame><draw:frame draw:style-name="gr463" draw:text-style-name="P15" svg:width="0.976cm" svg:height="1.228cm" svg:x="12.975cm" svg:y="12.363cm"><draw:text-box><text:p text:style-name="P13"><text:span text:style-name="T12">4</text:span></text:p></draw:text-box></draw:frame><draw:frame draw:style-name="gr464" draw:text-style-name="P15" svg:width="0.976cm" svg:height="1.228cm" svg:x="10.649cm" svg:y="4.462cm"><draw:text-box><text:p text:style-name="P13"><text:span text:style-name="T12">4</text:span></text:p></draw:text-box></draw:frame><draw:frame draw:style-name="gr465" draw:text-style-name="P15" svg:width="0.976cm" svg:height="1.228cm" svg:x="12.975cm" svg:y="7.263cm"><draw:text-box><text:p text:style-name="P13"><text:span text:style-name="T12">4</text:span></text:p></draw:text-box></draw:frame><draw:frame draw:style-name="gr466" draw:text-style-name="P15" svg:width="0.976cm" svg:height="1.228cm" svg:x="8.248cm" svg:y="9.667cm"><draw:text-box><text:p text:style-name="P13"><text:span text:style-name="T12">6</text:span></text:p></draw:text-box></draw:frame><draw:frame draw:style-name="gr467" draw:text-style-name="P15" svg:width="0.976cm" svg:height="1.228cm" svg:x="10.649cm" svg:y="12.267cm"><draw:text-box><text:p text:style-name="P13"><text:span text:style-name="T12">6</text:span></text:p></draw:text-box></draw:frame><draw:frame draw:style-name="gr468" draw:text-style-name="P15" svg:width="0.976cm" svg:height="1.228cm" svg:x="12.975cm" svg:y="9.763cm"><draw:text-box><text:p text:style-name="P13"><text:span text:style-name="T12">6</text:span></text:p></draw:text-box></draw:frame><draw:frame draw:style-name="gr469" draw:text-style-name="P15" svg:width="0.976cm" svg:height="1.228cm" svg:x="12.975cm" svg:y="4.462cm"><draw:text-box><text:p text:style-name="P13"><text:span text:style-name="T12">6</text:span></text:p></draw:text-box></draw:frame><draw:frame draw:style-name="gr470" draw:text-style-name="P15" svg:width="0.976cm" svg:height="1.228cm" svg:x="10.677cm" svg:y="1.963cm"><draw:text-box><text:p text:style-name="P13"><text:span text:style-name="T12">6</text:span></text:p></draw:text-box></draw:frame><draw:frame draw:style-name="gr471" draw:text-style-name="P15" svg:width="0.976cm" svg:height="1.228cm" svg:x="13.047cm" svg:y="1.966cm"><draw:text-box><text:p text:style-name="P13"><text:span text:style-name="T12">8</text:span></text:p></draw:text-box></draw:frame><draw:frame draw:style-name="gr472" draw:text-style-name="P15" svg:width="0.973cm" svg:height="1.228cm" svg:x="5.976cm" svg:y="12.267cm"><draw:text-box><text:p text:style-name="P13"><text:span text:style-name="T12">9</text:span></text:p></draw:text-box></draw:frame><draw:frame draw:style-name="gr473" draw:text-style-name="P15" svg:width="0.976cm" svg:height="1.228cm" svg:x="3.448cm" svg:y="12.267cm"><draw:text-box><text:p text:style-name="P13"><text:span text:style-name="T12">8</text:span></text:p></draw:text-box></draw:frame><draw:frame draw:style-name="gr474" draw:text-style-name="P15" svg:width="0.976cm" svg:height="1.228cm" svg:x="8.276cm" svg:y="12.363cm"><draw:text-box><text:p text:style-name="P13"><text:span text:style-name="T12">8</text:span></text:p></draw:text-box></draw:frame><draw:frame draw:style-name="gr475" draw:text-style-name="P14" svg:width="0.973cm" svg:height="1.228cm" svg:x="5.876cm" svg:y="9.766cm"><draw:text-box><text:p text:style-name="P13"><text:span text:style-name="T12">7</text:span></text:p></draw:text-box></draw:frame><draw:line draw:style-name="gr476" draw:text-style-name="P12" svg:x1="10.948cm" svg:y1="9.867cm" svg:x2="13.548cm" svg:y2="13.167cm"><text:p/></draw:line><draw:line draw:style-name="gr477" draw:text-style-name="P12" svg:x1="11.148cm" svg:y1="7.867cm" svg:x2="11.148cm" svg:y2="10.367cm"><text:p/></draw:line><draw:line draw:style-name="gr478" draw:text-style-name="P12" svg:x1="8.648cm" svg:y1="5.066cm" svg:x2="11.148cm" svg:y2="7.666cm"><text:p/></draw:line></draw:g><draw:frame draw:style-name="gr479" draw:text-style-name="P16" svg:width="0.853cm" svg:height="1.206cm" svg:x="3.748cm" svg:y="2.467cm"><draw:text-box><text:p/></draw:text-box></draw:frame><draw:line draw:style-name="gr480" draw:text-style-name="P12" svg:x1="6.348cm" svg:y1="2.667cm" svg:x2="8.548cm" svg:y2="4.967cm"><text:p/></draw:line><draw:line draw:style-name="gr481" draw:text-style-name="P12" svg:x1="3.848cm" svg:y1="2.466cm" svg:x2="6.448cm" svg:y2="2.466cm"><text:p/></draw:line><draw:line draw:style-name="gr482" draw:text-style-name="P12" svg:x1="8.648cm" svg:y1="7.666cm" svg:x2="11.148cm" svg:y2="10.266cm"><text:p/></draw:line><draw:line draw:style-name="gr483" draw:text-style-name="P12" svg:x1="8.748cm" svg:y1="5.066cm" svg:x2="8.648cm" svg:y2="7.766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Question 2.2</text:p>
      <text:p text:style-name="P2"><text:tab/><text:span text:style-name="T10">Grâce au graphe ci dessus, on constate que le coût optimal est de 4 et que 2 chemins sont <text:tab/>possibles pour mener à ce coût, représentés en orange et jaune.</text:span></text:p>
      <text:p text:style-name="P2"><text:span text:style-name="T10"><text:tab/>La complexité est en O(A+S) avec A le nombre d'arêtes et S le nombre de sommets.</text:span></text:p>
      <text:p text:style-name="P2"><text:span text:style-name="T10"><text:tab/>Donc ici la complexité est en O(n(m+1) + m(n+1) + nm + (n+1)(m+1) = O(nm).</text:span></text:p>
      <text:p text:style-name="P2"><text:span text:style-name="T10"/></text:p>
      <text:p text:style-name="P2"><text:span text:style-name="T10"/></text:p>
      <text:p text:style-name="P2">Question 2.3</text:p>
      <text:p text:style-name="P2"><text:tab/><text:span text:style-name="T10">La méthode de Bellman est de bien meilleure complexité que celle étudiée deans la partie <text:tab/>1 !!</text:span></text:p>
      <text:p text:style-name="P1"/>
      <text:p text:style-name="P1"/>
      <text:p text:style-name="P1"/>
      <text:p text:style-name="P6">Partie 3</text:p>
      <text:p text:style-name="P9"/>
      <text:p text:style-name="P2">Question 3.4</text:p>
      <text:p text:style-name="P10"><text:tab/>g(i , <text:s/>j) est la longueur d'un plus court chemin entre le sommet (0 , 0) et (i , j).</text:p>
      <text:p text:style-name="P10"><text:tab/>h(i , <text:s/>j) est la longueur du (unique) plus court chemin entre le sommet (i , j) et (m , n). </text:p>
      <text:p text:style-name="P10"><text:tab/>Raisonnement par l'absurde :</text:p>
      <text:p text:style-name="P10"><text:tab/><text:tab/>Supposons que la longueur du plus court chemin entre du sommet (0 , 0) à (m , n) en <text:tab/><text:tab/>passant par (i , j) n'est pas égale à g(i , j) + h(i , j).</text:p>
      <text:p text:style-name="P10"><text:tab/><text:tab/>Alors soit g(i , j) soit h(i , j) n'est pas un plus court chemin. C'est absurde car d'après <text:tab/><text:tab/>l'hypothèse, ils le sont tous les deux.</text:p>
      <text:p text:style-name="P10"><text:tab/>Conclusion : </text:p>
      <text:p text:style-name="P10"><text:tab/><text:tab/>la longueur du plus court chemin entre du sommet (0 , 0) à (m , n) en <text:tab/><text:tab/><text:tab/><text:tab/>passant par (i , j) est égale à g(i , j) + h(i , j).</text:p>
      <text:p text:style-name="P10"/>
      <text:p text:style-name="P2">Question 3.5</text:p>
      <text:p text:style-name="P11"/>
      <text:p text:style-name="P2"><text:tab/></text:p>
      <text:p text:style-name="P2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8T14:50:02.317346999</meta:creation-date>
    <dc:date>2017-03-12T14:18:42.97</dc:date>
    <meta:editing-duration>PT21H42M58S</meta:editing-duration>
    <meta:editing-cycles>17</meta:editing-cycles>
    <meta:generator>OpenOffice/4.1.3$Win32 OpenOffice.org_project/413m1$Build-9783</meta:generator>
    <dc:creator>Loris Soularue</dc:creator>
    <meta:document-statistic meta:table-count="0" meta:image-count="0" meta:object-count="0" meta:page-count="3" meta:paragraph-count="68" meta:word-count="659" meta:character-count="3021"/>
  </office:meta>
</office:document-meta>
</file>